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098000001664D0256DE.png" manifest:media-type=""/>
  <manifest:file-entry manifest:full-path="Pictures/200000120000015400000127F3E5C0DA.svm" manifest:media-type=""/>
  <manifest:file-entry manifest:full-path="Pictures/10000000000000DB000000CBF3B4AA3C.jpg" manifest:media-type=""/>
  <manifest:file-entry manifest:full-path="Pictures/10000000000000200000002000309F1C.png" manifest:media-type=""/>
  <manifest:file-entry manifest:full-path="Pictures/200000120000014100000127DD67BF18.svm" manifest:media-type=""/>
  <manifest:file-entry manifest:full-path="Pictures/10000000000005DC000005DC22EBF5AB.jpg" manifest:media-type=""/>
  <manifest:file-entry manifest:full-path="Pictures/10000201000000D5000000D5F2CDF002.png" manifest:media-type=""/>
  <manifest:file-entry manifest:full-path="Pictures/2000001200000143000001311E9825F0.svm" manifest:media-type=""/>
  <manifest:file-entry manifest:full-path="Pictures/2000001200000155000001312F166685.svm" manifest:media-type=""/>
  <manifest:file-entry manifest:full-path="Pictures/100000000000009800000166EB3CE1AF.png" manifest:media-type=""/>
  <manifest:file-entry manifest:full-path="Pictures/200000120000013B0000012827F3A85D.svm" manifest:media-type=""/>
  <manifest:file-entry manifest:full-path="Pictures/200000120000013D000001320FE323AE.svm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 PL ShanHeiSun Uni1" svg:font-family="'AR PL ShanHeiSun Uni'"/>
    <style:font-face style:name="Arial1" svg:font-family="Arial"/>
    <style:font-face style:name="Arial Black1" svg:font-family="'Arial Black'" style:font-family-generic="roman"/>
    <style:font-face style:name="Liberation Sans3" svg:font-family="'Liberation Sans'" style:font-family-generic="swiss"/>
    <style:font-face style:name="Liberation Sans4" svg:font-family="'Liberation Sans'" style:font-adornments="Regular" style:font-family-generic="swiss"/>
    <style:font-face style:name="Courier1" svg:font-family="Courier" style:font-family-generic="modern" style:font-pitch="fixed"/>
    <style:font-face style:name="Liberation Mono1" svg:font-family="'Liberation Mono'" style:font-family-generic="modern" style:font-pitch="fixed"/>
    <style:font-face style:name="AR PL ShanHeiSun Uni" svg:font-family="'AR PL ShanHeiSun Uni'" style:font-pitch="variable"/>
    <style:font-face style:name="Arial" svg:font-family="Arial" style:font-pitch="variable"/>
    <style:font-face style:name="DejaVu Sans1" svg:font-family="'DejaVu Sans'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2" svg:font-family="'Liberation Sans'" style:font-pitch="variable"/>
    <style:font-face style:name="MS Gothic" svg:font-family="'MS Gothic'" style:font-pitch="variable"/>
    <style:font-face style:name="Tahoma" svg:font-family="Tahoma" style:font-pitch="variable"/>
    <style:font-face style:name="Courier" svg:font-family="Courier" style:font-family-generic="modern" style:font-pitch="variable"/>
    <style:font-face style:name="Liberation Mono" svg:font-family="'Liberation Mono'" style:font-family-generic="modern" style:font-pitch="variable"/>
    <style:font-face style:name="Liberation Serif2" svg:font-family="'Liberation Serif'" style:font-family-generic="modern" style:font-pitch="variable"/>
    <style:font-face style:name="Arial2" svg:font-family="Arial" style:font-family-generic="roman" style:font-pitch="variable"/>
    <style:font-face style:name="Arial Black" svg:font-family="'Arial Black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wiss" style:font-pitch="variable"/>
    <style:font-face style:name="DejaVu Sans2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AR PL ShanHeiSun Uni2" svg:font-family="'AR PL ShanHeiSun Uni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6">
      <number:day/>
      <number:text>. </number:text>
      <number:month number:style="long" number:textual="true"/>
      <number:text> </number:text>
      <number:year number:style="long"/>
    </number:date-style>
    <style:style style:name="gr1" style:family="graphic" style:parent-style-name="standard">
      <style:graphic-properties draw:textarea-vertical-align="middle" draw:auto-grow-height="false"/>
    </style:style>
    <style:style style:name="gr2" style:family="graphic" style:parent-style-name="road_20_line">
      <style:graphic-properties draw:textarea-vertical-align="middle"/>
    </style:style>
    <style:style style:name="gr3" style:family="graphic" style:parent-style-name="text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arrows">
      <style:graphic-properties draw:textarea-vertical-align="middle"/>
    </style:style>
    <style:style style:name="gr5" style:family="graphic" style:parent-style-name="standard" style:list-style-name="L1">
      <style:graphic-properties draw:stroke="solid" svg:stroke-width="0.102cm" svg:stroke-color="#00ff00" draw:marker-start="" draw:marker-start-width="0.152cm" draw:marker-start-center="false" draw:marker-end="" draw:marker-end-width="0.152cm" draw:marker-end-center="false" draw:stroke-linejoin="miter" draw:fill="solid" draw:fill-color="#00ff00" draw:opacity="50%" draw:textarea-horizontal-align="justify" fo:padding-top="0.176cm" fo:padding-bottom="0.176cm" fo:padding-left="0.301cm" fo:padding-right="0.301cm" draw:shadow="hidden" draw:shadow-offset-x="0.2cm" draw:shadow-offset-y="0.2cm" draw:shadow-color="#808080" draw:shadow-opacity="50%"/>
    </style:style>
    <style:style style:name="gr6" style:family="graphic" style:parent-style-name="standard" style:list-style-name="L1">
      <style:graphic-properties draw:stroke="solid" svg:stroke-width="0.102cm" svg:stroke-color="#ff0000" draw:marker-start="" draw:marker-start-width="0.152cm" draw:marker-start-center="false" draw:marker-end="" draw:marker-end-width="0.152cm" draw:marker-end-center="false" draw:stroke-linejoin="miter" draw:fill="solid" draw:fill-color="#ff0000" draw:opacity="50%" draw:textarea-horizontal-align="justify" fo:padding-top="0.176cm" fo:padding-bottom="0.176cm" fo:padding-left="0.301cm" fo:padding-right="0.301cm" draw:shadow="hidden" draw:shadow-offset-x="0.2cm" draw:shadow-offset-y="0.2cm" draw:shadow-color="#808080" draw:shadow-opacity="50%"/>
    </style:style>
    <style:style style:name="gr7" style:family="graphic" style:parent-style-name="standard" style:list-style-name="L1">
      <style:graphic-properties draw:stroke="solid" svg:stroke-width="0.102cm" svg:stroke-color="#007fb2" draw:marker-start="" draw:marker-start-width="0.152cm" draw:marker-start-center="false" draw:marker-end="" draw:marker-end-width="0.152cm" draw:marker-end-center="false" draw:stroke-linejoin="miter" draw:fill="solid" draw:fill-color="#007fb2" draw:opacity="50%" draw:textarea-horizontal-align="justify" fo:padding-top="0.176cm" fo:padding-bottom="0.176cm" fo:padding-left="0.301cm" fo:padding-right="0.301cm" draw:shadow="hidden" draw:shadow-offset-x="0.2cm" draw:shadow-offset-y="0.2cm" draw:shadow-color="#808080" draw:shadow-opacity="50%"/>
    </style:style>
    <style:style style:name="gr8" style:family="graphic" style:parent-style-name="standard" style:list-style-name="L1">
      <style:graphic-properties draw:stroke="solid" svg:stroke-width="0.102cm" svg:stroke-color="#00ff00" draw:marker-start="" draw:marker-start-width="0.152cm" draw:marker-start-center="false" draw:marker-end="" draw:marker-end-width="0.152cm" draw:marker-end-center="false" draw:stroke-linejoin="miter" draw:fill="solid" draw:fill-color="#00ff00" draw:opacity="50%" draw:textarea-horizontal-align="justify" fo:padding-top="0.176cm" fo:padding-bottom="0.176cm" fo:padding-left="0.301cm" fo:padding-right="0.301cm" draw:shadow="hidden" draw:shadow-offset-x="0.2cm" draw:shadow-offset-y="0.2cm" draw:shadow-color="#808080" draw:shadow-opacity="50%"/>
    </style:style>
    <style:style style:name="gr9" style:family="graphic" style:parent-style-name="standard" style:list-style-name="L1">
      <style:graphic-properties draw:stroke="solid" svg:stroke-width="0.102cm" svg:stroke-color="#ff0000" draw:marker-start="" draw:marker-start-width="0.152cm" draw:marker-start-center="false" draw:marker-end="" draw:marker-end-width="0.152cm" draw:marker-end-center="false" draw:stroke-linejoin="miter" draw:fill="solid" draw:fill-color="#ff0000" draw:opacity="50%" draw:textarea-horizontal-align="justify" fo:padding-top="0.176cm" fo:padding-bottom="0.176cm" fo:padding-left="0.301cm" fo:padding-right="0.301cm" draw:shadow="hidden" draw:shadow-offset-x="0.2cm" draw:shadow-offset-y="0.2cm" draw:shadow-color="#808080" draw:shadow-opacity="50%"/>
    </style:style>
    <style:style style:name="gr10" style:family="graphic" style:parent-style-name="standard" style:list-style-name="L1">
      <style:graphic-properties draw:stroke="solid" svg:stroke-width="0.102cm" svg:stroke-color="#007fb2" draw:marker-start="" draw:marker-start-width="0.152cm" draw:marker-start-center="false" draw:marker-end="" draw:marker-end-width="0.152cm" draw:marker-end-center="false" draw:stroke-linejoin="miter" draw:fill="solid" draw:fill-color="#007fb2" draw:opacity="50%" draw:textarea-horizontal-align="justify" fo:padding-top="0.176cm" fo:padding-bottom="0.176cm" fo:padding-left="0.301cm" fo:padding-right="0.301cm" draw:shadow="hidden" draw:shadow-offset-x="0.2cm" draw:shadow-offset-y="0.2cm" draw:shadow-color="#808080" draw:shadow-opacity="50%"/>
    </style:style>
    <style:style style:name="gr11" style:family="graphic" style:parent-style-name="standard" style:list-style-name="L1">
      <style:graphic-properties draw:stroke="solid" svg:stroke-width="0.102cm" svg:stroke-color="#00ff00" draw:marker-start="" draw:marker-start-width="0.152cm" draw:marker-start-center="false" draw:marker-end="" draw:marker-end-width="0.152cm" draw:marker-end-center="false" draw:stroke-linejoin="miter" draw:fill="solid" draw:fill-color="#00ff00" draw:opacity="50%" draw:textarea-horizontal-align="justify" fo:padding-top="0.176cm" fo:padding-bottom="0.176cm" fo:padding-left="0.301cm" fo:padding-right="0.301cm" draw:shadow="hidden" draw:shadow-offset-x="0.2cm" draw:shadow-offset-y="0.2cm" draw:shadow-color="#808080" draw:shadow-opacity="50%"/>
    </style:style>
    <style:style style:name="gr12" style:family="graphic" style:parent-style-name="standard" style:list-style-name="L1">
      <style:graphic-properties draw:stroke="solid" svg:stroke-width="0.102cm" svg:stroke-color="#ff0000" draw:marker-start="" draw:marker-start-width="0.152cm" draw:marker-start-center="false" draw:marker-end="" draw:marker-end-width="0.152cm" draw:marker-end-center="false" draw:stroke-linejoin="miter" draw:fill="solid" draw:fill-color="#ff0000" draw:opacity="50%" draw:textarea-horizontal-align="justify" fo:padding-top="0.176cm" fo:padding-bottom="0.176cm" fo:padding-left="0.301cm" fo:padding-right="0.301cm" draw:shadow="hidden" draw:shadow-offset-x="0.2cm" draw:shadow-offset-y="0.2cm" draw:shadow-color="#808080" draw:shadow-opacity="50%"/>
    </style:style>
    <style:style style:name="gr13" style:family="graphic" style:parent-style-name="standard" style:list-style-name="L1">
      <style:graphic-properties draw:stroke="solid" svg:stroke-width="0.102cm" svg:stroke-color="#007fb2" draw:marker-start="" draw:marker-start-width="0.152cm" draw:marker-start-center="false" draw:marker-end="" draw:marker-end-width="0.152cm" draw:marker-end-center="false" draw:stroke-linejoin="miter" draw:fill="solid" draw:fill-color="#007fb2" draw:opacity="50%" draw:textarea-horizontal-align="justify" fo:padding-top="0.176cm" fo:padding-bottom="0.176cm" fo:padding-left="0.301cm" fo:padding-right="0.301cm" draw:shadow="hidden" draw:shadow-offset-x="0.2cm" draw:shadow-offset-y="0.2cm" draw:shadow-color="#808080" draw:shadow-opacity="50%"/>
    </style:style>
    <style:style style:name="gr14" style:family="graphic" style:parent-style-name="objectwithoutfill">
      <style:graphic-properties draw:fill="none" draw:textarea-vertical-align="middle"/>
    </style:style>
    <style:style style:name="gr15" style:family="graphic">
      <style:graphic-properties style:protect="size"/>
    </style:style>
    <style:style style:name="gr16" style:family="graphic" style:parent-style-name="standard">
      <style:graphic-properties draw:textarea-horizontal-align="justify" draw:textarea-vertical-align="middle" draw:auto-grow-height="false"/>
    </style:style>
    <style:style style:name="gr17" style:family="graphic" style:parent-style-name="standard" style:list-style-name="L1">
      <style:graphic-properties draw:stroke="solid" draw:stroke-dash="Dash_20_2" svg:stroke-width="0cm" svg:stroke-color="#808080" draw:marker-start="" draw:marker-start-width="0.2cm" draw:marker-start-center="false" draw:marker-end="" draw:marker-end-width="0.2cm" draw:marker-end-center="false" draw:fill="solid" draw:fill-color="#cfe7f5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18" style:family="graphic" style:parent-style-name="standard" style:list-style-name="L1">
      <style:graphic-properties draw:stroke="solid" draw:stroke-dash="Dash_20_2" svg:stroke-width="0cm" svg:stroke-color="#808080" draw:marker-start="" draw:marker-start-width="0.2cm" draw:marker-start-center="false" draw:marker-end="" draw:marker-end-width="0.2cm" draw:marker-end-center="false" draw:fill="solid" draw:fill-color="#cfe7f5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19" style:family="graphic" style:parent-style-name="standard" style:list-style-name="L1">
      <style:graphic-properties draw:stroke="solid" draw:stroke-dash="Dash_20_2" svg:stroke-width="0cm" svg:stroke-color="#808080" draw:marker-start="" draw:marker-start-width="0.2cm" draw:marker-start-center="false" draw:marker-end="" draw:marker-end-width="0.2cm" draw:marker-end-center="false" draw:fill="solid" draw:fill-color="#cfe7f5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20" style:family="graphic" style:parent-style-name="standard" style:list-style-name="L1">
      <style:graphic-properties draw:stroke="solid" draw:stroke-dash="Dash_20_2" svg:stroke-width="0cm" svg:stroke-color="#808080" draw:marker-start="" draw:marker-start-width="0.2cm" draw:marker-start-center="false" draw:marker-end="" draw:marker-end-width="0.2cm" draw:marker-end-center="false" draw:fill="solid" draw:fill-color="#5c8526" draw:opacity="50%" draw:fill-image-width="0cm" draw:fill-image-height="0cm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hadow-opacity="50%"/>
    </style:style>
    <style:style style:name="gr21" style:family="graphic" style:parent-style-name="standard" style:list-style-name="L1">
      <style:graphic-properties draw:stroke="solid" draw:stroke-dash="Dash_20_2" svg:stroke-width="0cm" svg:stroke-color="#808080" draw:marker-start="" draw:marker-start-width="0.2cm" draw:marker-start-center="false" draw:marker-end="" draw:marker-end-width="0.2cm" draw:marker-end-center="false" draw:fill="solid" draw:fill-color="#ff420e" draw:opacity="50%" draw:fill-image-width="0cm" draw:fill-image-height="0cm" draw:textarea-horizontal-align="justify" draw:textarea-vertical-align="middle" draw:auto-grow-height="false" fo:padding-top="0.125cm" fo:padding-bottom="0.125cm" fo:padding-left="0.25cm" fo:padding-right="0.25cm" draw:shadow="hidden" draw:shadow-offset-x="0.203cm" draw:shadow-offset-y="0.203cm" draw:shadow-color="#808080" draw:shadow-opacity="50%"/>
    </style:style>
    <style:style style:name="gr22" style:family="graphic" style:parent-style-name="standard" style:list-style-name="L1">
      <style:graphic-properties draw:stroke="solid" draw:stroke-dash="Dash_20_2" svg:stroke-width="0cm" svg:stroke-color="#808080" draw:marker-start="" draw:marker-start-width="0.2cm" draw:marker-start-center="false" draw:marker-end="" draw:marker-end-width="0.2cm" draw:marker-end-center="false" draw:fill="solid" draw:fill-color="#c0c0c0" draw:opacity="50%" draw:fill-image-width="0cm" draw:fill-image-height="0cm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hadow-opacity="50%"/>
    </style:style>
    <style:style style:name="gr23" style:family="graphic" style:parent-style-name="standard" style:list-style-name="L1">
      <style:graphic-properties draw:stroke="solid" draw:stroke-dash="Dash_20_2" svg:stroke-width="0cm" svg:stroke-color="#808080" draw:marker-start="" draw:marker-start-width="0.2cm" draw:marker-start-center="false" draw:marker-end="" draw:marker-end-width="0.2cm" draw:marker-end-center="false" draw:fill="solid" draw:fill-color="#5c8526" draw:opacity="50%" draw:fill-image-width="0cm" draw:fill-image-height="0cm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hadow-opacity="50%"/>
    </style:style>
    <style:style style:name="gr24" style:family="graphic" style:parent-style-name="standard" style:list-style-name="L1">
      <style:graphic-properties draw:stroke="solid" draw:stroke-dash="Dash_20_2" svg:stroke-width="0cm" svg:stroke-color="#808080" draw:marker-start="" draw:marker-start-width="0.2cm" draw:marker-start-center="false" draw:marker-end="" draw:marker-end-width="0.2cm" draw:marker-end-center="false" draw:fill="solid" draw:fill-color="#ff420e" draw:opacity="50%" draw:fill-image-width="0cm" draw:fill-image-height="0cm" draw:textarea-horizontal-align="justify" draw:textarea-vertical-align="middle" draw:auto-grow-height="false" fo:padding-top="0.125cm" fo:padding-bottom="0.125cm" fo:padding-left="0.25cm" fo:padding-right="0.25cm" draw:shadow="hidden" draw:shadow-offset-x="0.203cm" draw:shadow-offset-y="0.203cm" draw:shadow-color="#808080" draw:shadow-opacity="50%"/>
    </style:style>
    <style:style style:name="gr25" style:family="graphic" style:parent-style-name="standard" style:list-style-name="L1">
      <style:graphic-properties draw:stroke="solid" draw:stroke-dash="Dash_20_2" svg:stroke-width="0cm" svg:stroke-color="#808080" draw:marker-start="" draw:marker-start-width="0.2cm" draw:marker-start-center="false" draw:marker-end="" draw:marker-end-width="0.2cm" draw:marker-end-center="false" draw:fill="solid" draw:fill-color="#c0c0c0" draw:opacity="50%" draw:fill-image-width="0cm" draw:fill-image-height="0cm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hadow-opacity="50%"/>
    </style:style>
    <style:style style:name="gr26" style:family="graphic" style:parent-style-name="standard" style:list-style-name="L1">
      <style:graphic-properties draw:stroke="solid" draw:stroke-dash="Dash_20_2" svg:stroke-width="0cm" svg:stroke-color="#808080" draw:marker-start="" draw:marker-start-width="0.2cm" draw:marker-start-center="false" draw:marker-end="" draw:marker-end-width="0.2cm" draw:marker-end-center="false" draw:fill="solid" draw:fill-color="#5c8526" draw:opacity="50%" draw:fill-image-width="0cm" draw:fill-image-height="0cm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hadow-opacity="50%"/>
    </style:style>
    <style:style style:name="gr27" style:family="graphic" style:parent-style-name="standard" style:list-style-name="L1">
      <style:graphic-properties draw:stroke="solid" draw:stroke-dash="Dash_20_2" svg:stroke-width="0cm" svg:stroke-color="#808080" draw:marker-start="" draw:marker-start-width="0.2cm" draw:marker-start-center="false" draw:marker-end="" draw:marker-end-width="0.2cm" draw:marker-end-center="false" draw:fill="solid" draw:fill-color="#ff420e" draw:opacity="50%" draw:fill-image-width="0cm" draw:fill-image-height="0cm" draw:textarea-horizontal-align="justify" draw:textarea-vertical-align="middle" draw:auto-grow-height="false" fo:padding-top="0.125cm" fo:padding-bottom="0.125cm" fo:padding-left="0.25cm" fo:padding-right="0.25cm" draw:shadow="hidden" draw:shadow-offset-x="0.203cm" draw:shadow-offset-y="0.203cm" draw:shadow-color="#808080" draw:shadow-opacity="50%"/>
    </style:style>
    <style:style style:name="gr28" style:family="graphic" style:parent-style-name="standard" style:list-style-name="L1">
      <style:graphic-properties draw:stroke="solid" draw:stroke-dash="Dash_20_2" svg:stroke-width="0cm" svg:stroke-color="#808080" draw:marker-start="" draw:marker-start-width="0.2cm" draw:marker-start-center="false" draw:marker-end="" draw:marker-end-width="0.2cm" draw:marker-end-center="false" draw:fill="solid" draw:fill-color="#c0c0c0" draw:opacity="50%" draw:fill-image-width="0cm" draw:fill-image-height="0cm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hadow-opacity="50%"/>
    </style:style>
    <style:style style:name="gr29" style:family="graphic" style:parent-style-name="standard" style:list-style-name="L1">
      <style:graphic-properties TexMathsArgs="22§display§S_a" draw:stroke="none" svg:stroke-width="0cm" svg:stroke-color="#808080" draw:marker-start="" draw:marker-start-width="0.2cm" draw:marker-start-center="false" draw:marker-end="" draw:marker-end-width="0.2cm" draw:marker-end-center="false" draw:fill="none" draw:fill-color="#cfe7f5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30" style:family="graphic" style:parent-style-name="standard" style:list-style-name="L1">
      <style:graphic-properties draw:stroke="solid" draw:stroke-dash="Dash_20_2" svg:stroke-width="0.102cm" svg:stroke-color="#808080" draw:marker-start="" draw:marker-start-width="0.356cm" draw:marker-start-center="false" draw:marker-end="" draw:marker-end-width="0.356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1" style:family="graphic" style:parent-style-name="standard" style:list-style-name="L1">
      <style:graphic-properties draw:stroke="solid" draw:stroke-dash="Dash_20_2" svg:stroke-width="0.102cm" svg:stroke-color="#808080" draw:marker-start="" draw:marker-start-width="0.356cm" draw:marker-start-center="false" draw:marker-end="" draw:marker-end-width="0.356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2" style:family="graphic" style:parent-style-name="standard" style:list-style-name="L1">
      <style:graphic-properties draw:stroke="solid" draw:stroke-dash="Dash_20_2" svg:stroke-width="0.102cm" svg:stroke-color="#808080" draw:marker-start="" draw:marker-start-width="0.356cm" draw:marker-start-center="false" draw:marker-end="" draw:marker-end-width="0.356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3" style:family="graphic" style:parent-style-name="standard" style:list-style-name="L1">
      <style:graphic-properties draw:stroke="solid" draw:stroke-dash="Dash_20_2" svg:stroke-width="0.102cm" svg:stroke-color="#808080" draw:marker-start="" draw:marker-start-width="0.356cm" draw:marker-start-center="false" draw:marker-end="" draw:marker-end-width="0.356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4" style:family="graphic" style:parent-style-name="standard" style:list-style-name="L1">
      <style:graphic-properties draw:stroke="solid" draw:stroke-dash="Dash_20_2" svg:stroke-width="0.102cm" svg:stroke-color="#808080" draw:marker-start="" draw:marker-start-width="0.356cm" draw:marker-start-center="false" draw:marker-end="" draw:marker-end-width="0.356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5" style:family="graphic" style:parent-style-name="standard" style:list-style-name="L1">
      <style:graphic-properties draw:stroke="solid" draw:stroke-dash="Dash_20_2" svg:stroke-width="0.102cm" svg:stroke-color="#808080" draw:marker-start="" draw:marker-start-width="0.356cm" draw:marker-start-center="false" draw:marker-end="" draw:marker-end-width="0.356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6" style:family="graphic" style:parent-style-name="standard" style:list-style-name="L1">
      <style:graphic-properties draw:stroke="solid" draw:stroke-dash="Dash_20_2" svg:stroke-width="0.102cm" svg:stroke-color="#808080" draw:marker-start="" draw:marker-start-width="0.356cm" draw:marker-start-center="false" draw:marker-end="" draw:marker-end-width="0.356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7" style:family="graphic" style:parent-style-name="standard" style:list-style-name="L1">
      <style:graphic-properties draw:stroke="solid" draw:stroke-dash="Dash_20_2" svg:stroke-width="0.102cm" svg:stroke-color="#808080" draw:marker-start="" draw:marker-start-width="0.356cm" draw:marker-start-center="false" draw:marker-end="" draw:marker-end-width="0.356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8" style:family="graphic" style:parent-style-name="standard" style:list-style-name="L1">
      <style:graphic-properties draw:stroke="solid" draw:stroke-dash="Dash_20_2" svg:stroke-width="0.102cm" svg:stroke-color="#808080" draw:marker-start="" draw:marker-start-width="0.356cm" draw:marker-start-center="false" draw:marker-end="" draw:marker-end-width="0.356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9" style:family="graphic" style:parent-style-name="standard" style:list-style-name="L1">
      <style:graphic-properties draw:stroke="solid" draw:stroke-dash="Dash_20_2" svg:stroke-width="0.102cm" svg:stroke-color="#808080" draw:marker-start="" draw:marker-start-width="0.356cm" draw:marker-start-center="false" draw:marker-end="" draw:marker-end-width="0.356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0" style:family="graphic" style:parent-style-name="standard" style:list-style-name="L1">
      <style:graphic-properties draw:stroke="solid" draw:stroke-dash="Dash_20_2" svg:stroke-width="0.102cm" svg:stroke-color="#808080" draw:marker-start="" draw:marker-start-width="0.356cm" draw:marker-start-center="false" draw:marker-end="" draw:marker-end-width="0.356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1" style:family="graphic" style:parent-style-name="standard" style:list-style-name="L1">
      <style:graphic-properties draw:stroke="solid" draw:stroke-dash="Dash_20_2" svg:stroke-width="0.102cm" svg:stroke-color="#808080" draw:marker-start="" draw:marker-start-width="0.356cm" draw:marker-start-center="false" draw:marker-end="" draw:marker-end-width="0.356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2" style:family="graphic" style:parent-style-name="standard" style:list-style-name="L1">
      <style:graphic-properties draw:stroke="solid" draw:stroke-dash="Dash_20_2" svg:stroke-width="0.102cm" svg:stroke-color="#808080" draw:marker-start="" draw:marker-start-width="0.356cm" draw:marker-start-center="false" draw:marker-end="" draw:marker-end-width="0.356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3" style:family="graphic" style:parent-style-name="standard" style:list-style-name="L1">
      <style:graphic-properties draw:stroke="solid" draw:stroke-dash="Dash_20_2" svg:stroke-width="0.102cm" svg:stroke-color="#808080" draw:marker-start="" draw:marker-start-width="0.356cm" draw:marker-start-center="false" draw:marker-end="" draw:marker-end-width="0.356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4" style:family="graphic" style:parent-style-name="standard" style:list-style-name="L1">
      <style:graphic-properties draw:stroke="solid" draw:stroke-dash="Dash_20_2" svg:stroke-width="0.102cm" svg:stroke-color="#808080" draw:marker-start="" draw:marker-start-width="0.356cm" draw:marker-start-center="false" draw:marker-end="" draw:marker-end-width="0.356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5" style:family="graphic" style:parent-style-name="standard" style:list-style-name="L1">
      <style:graphic-properties draw:stroke="solid" draw:stroke-dash="Dash_20_2" svg:stroke-width="0.102cm" svg:stroke-color="#808080" draw:marker-start="" draw:marker-start-width="0.356cm" draw:marker-start-center="false" draw:marker-end="" draw:marker-end-width="0.356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6" style:family="graphic" style:parent-style-name="standard" style:list-style-name="L1">
      <style:graphic-properties draw:stroke="solid" draw:stroke-dash="Dash_20_2" svg:stroke-width="0.102cm" svg:stroke-color="#808080" draw:marker-start="" draw:marker-start-width="0.356cm" draw:marker-start-center="false" draw:marker-end="" draw:marker-end-width="0.356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7" style:family="graphic" style:parent-style-name="standard" style:list-style-name="L1">
      <style:graphic-properties draw:stroke="solid" draw:stroke-dash="Dash_20_2" svg:stroke-width="0.102cm" svg:stroke-color="#808080" draw:marker-start="" draw:marker-start-width="0.356cm" draw:marker-start-center="false" draw:marker-end="" draw:marker-end-width="0.356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8" style:family="graphic" style:parent-style-name="standard" style:list-style-name="L1">
      <style:graphic-properties draw:stroke="solid" draw:stroke-dash="Dash_20_2" svg:stroke-width="0cm" svg:stroke-color="#000000" draw:marker-start="" draw:marker-start-width="0.2cm" draw:marker-start-center="false" draw:marker-end="Arrow" draw:marker-end-width="0.2cm" draw:marker-end-center="false" draw:fill="solid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9" style:family="graphic" style:parent-style-name="standard" style:list-style-name="L1">
      <style:graphic-properties draw:stroke="solid" draw:stroke-dash="Dash_20_2" svg:stroke-width="0cm" svg:stroke-color="#000000" draw:marker-start="" draw:marker-start-width="0.2cm" draw:marker-start-center="false" draw:marker-end="Arrow" draw:marker-end-width="0.2cm" draw:marker-end-center="false" draw:fill="solid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0" style:family="graphic" style:parent-style-name="standard" style:list-style-name="L1">
      <style:graphic-properties draw:stroke="solid" draw:stroke-dash="Dash_20_2" svg:stroke-width="0cm" svg:stroke-color="#000000" draw:marker-start="" draw:marker-start-width="0.483cm" draw:marker-start-center="true" draw:marker-end="Arrow" draw:marker-end-width="0.279cm" draw:marker-end-center="false" draw:fill="solid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1" style:family="graphic" style:parent-style-name="standard" style:list-style-name="L1">
      <style:graphic-properties draw:stroke="solid" draw:stroke-dash="Dash_20_2" svg:stroke-width="0cm" svg:stroke-color="#000000" draw:marker-start="" draw:marker-start-width="0.483cm" draw:marker-start-center="true" draw:marker-end="Arrow" draw:marker-end-width="0.279cm" draw:marker-end-center="false" draw:fill="solid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2" style:family="graphic" style:parent-style-name="standard" style:list-style-name="L1">
      <style:graphic-properties draw:stroke="solid" draw:stroke-dash="Dash_20_2" svg:stroke-width="0cm" svg:stroke-color="#000000" draw:marker-start="" draw:marker-start-width="0.483cm" draw:marker-start-center="true" draw:marker-end="Arrow" draw:marker-end-width="0.279cm" draw:marker-end-center="false" draw:fill="solid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3" style:family="graphic" style:parent-style-name="standard" style:list-style-name="L1">
      <style:graphic-properties draw:stroke="solid" draw:stroke-dash="Dash_20_2" svg:stroke-width="0cm" svg:stroke-color="#000000" draw:marker-start="" draw:marker-start-width="0.483cm" draw:marker-start-center="true" draw:marker-end="Arrow" draw:marker-end-width="0.279cm" draw:marker-end-center="false" draw:fill="solid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4" style:family="graphic" style:parent-style-name="standard" style:list-style-name="L1">
      <style:graphic-properties draw:stroke="solid" draw:stroke-dash="Dash_20_2" svg:stroke-width="0cm" svg:stroke-color="#000000" draw:marker-start="" draw:marker-start-width="0.483cm" draw:marker-start-center="true" draw:marker-end="Arrow" draw:marker-end-width="0.279cm" draw:marker-end-center="false" draw:fill="solid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5" style:family="graphic" style:parent-style-name="standard" style:list-style-name="L1">
      <style:graphic-properties draw:stroke="solid" draw:stroke-dash="Dash_20_2" svg:stroke-width="0cm" svg:stroke-color="#000000" draw:marker-start="" draw:marker-start-width="0.483cm" draw:marker-start-center="true" draw:marker-end="Arrow" draw:marker-end-width="0.279cm" draw:marker-end-center="false" draw:fill="solid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6" style:family="graphic" style:parent-style-name="standard" style:list-style-name="L1">
      <style:graphic-properties draw:stroke="solid" draw:stroke-dash="Dash_20_2" svg:stroke-width="0cm" svg:stroke-color="#000000" draw:marker-start="" draw:marker-start-width="0.483cm" draw:marker-start-center="true" draw:marker-end="Arrow" draw:marker-end-width="0.279cm" draw:marker-end-center="false" draw:fill="solid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7" style:family="graphic" style:parent-style-name="standard" style:list-style-name="L1">
      <style:graphic-properties draw:stroke="solid" draw:stroke-dash="Dash_20_2" svg:stroke-width="0cm" svg:stroke-color="#000000" draw:marker-start="" draw:marker-start-width="0.483cm" draw:marker-start-center="true" draw:marker-end="Arrow" draw:marker-end-width="0.279cm" draw:marker-end-center="false" draw:fill="solid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8" style:family="graphic" style:parent-style-name="standard" style:list-style-name="L1">
      <style:graphic-properties draw:stroke="solid" draw:stroke-dash="Dash_20_2" svg:stroke-width="0cm" svg:stroke-color="#000000" draw:marker-start="" draw:marker-start-width="0.483cm" draw:marker-start-center="true" draw:marker-end="Arrow" draw:marker-end-width="0.279cm" draw:marker-end-center="false" draw:fill="solid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9" style:family="graphic" style:parent-style-name="standard" style:list-style-name="L1">
      <style:graphic-properties draw:stroke="solid" draw:stroke-dash="Dash_20_2" svg:stroke-width="0cm" svg:stroke-color="#000000" draw:marker-start="" draw:marker-start-width="0.483cm" draw:marker-start-center="true" draw:marker-end="Arrow" draw:marker-end-width="0.279cm" draw:marker-end-center="false" draw:fill="solid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0" style:family="graphic" style:parent-style-name="standard" style:list-style-name="L1">
      <style:graphic-properties draw:stroke="solid" draw:stroke-dash="Dash_20_2" svg:stroke-width="0cm" svg:stroke-color="#000000" draw:marker-start="" draw:marker-start-width="0.483cm" draw:marker-start-center="true" draw:marker-end="Arrow" draw:marker-end-width="0.279cm" draw:marker-end-center="false" draw:fill="solid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1" style:family="graphic" style:parent-style-name="standard" style:list-style-name="L1">
      <style:graphic-properties draw:stroke="solid" draw:stroke-dash="Dash_20_2" svg:stroke-width="0cm" svg:stroke-color="#000000" draw:marker-start="" draw:marker-start-width="0.483cm" draw:marker-start-center="true" draw:marker-end="Arrow" draw:marker-end-width="0.279cm" draw:marker-end-center="false" draw:fill="solid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2" style:family="graphic" style:parent-style-name="standard" style:list-style-name="L1">
      <style:graphic-properties TexMathsArgs="22§display§S_b" draw:stroke="none" svg:stroke-width="0cm" svg:stroke-color="#808080" draw:marker-start="" draw:marker-start-width="0.2cm" draw:marker-start-center="false" draw:marker-end="" draw:marker-end-width="0.2cm" draw:marker-end-center="false" draw:fill="none" draw:fill-color="#cfe7f5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63" style:family="graphic" style:parent-style-name="standard" style:list-style-name="L1">
      <style:graphic-properties TexMathsArgs="22§display§S_c" draw:stroke="none" svg:stroke-width="0cm" svg:stroke-color="#808080" draw:marker-start="" draw:marker-start-width="0.2cm" draw:marker-start-center="false" draw:marker-end="" draw:marker-end-width="0.2cm" draw:marker-end-center="false" draw:fill="none" draw:fill-color="#cfe7f5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64" style:family="graphic" style:parent-style-name="standard" style:list-style-name="L1">
      <style:graphic-properties TexMathsArgs="22§display§T_a" draw:stroke="none" svg:stroke-width="0cm" svg:stroke-color="#808080" draw:marker-start="" draw:marker-start-width="0.2cm" draw:marker-start-center="false" draw:marker-end="" draw:marker-end-width="0.2cm" draw:marker-end-center="false" draw:fill="none" draw:fill-color="#cfe7f5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65" style:family="graphic" style:parent-style-name="standard" style:list-style-name="L1">
      <style:graphic-properties TexMathsArgs="22§display§T_b" draw:stroke="none" svg:stroke-width="0cm" svg:stroke-color="#808080" draw:marker-start="" draw:marker-start-width="0.2cm" draw:marker-start-center="false" draw:marker-end="" draw:marker-end-width="0.2cm" draw:marker-end-center="false" draw:fill="none" draw:fill-color="#cfe7f5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66" style:family="graphic" style:parent-style-name="standard" style:list-style-name="L1">
      <style:graphic-properties TexMathsArgs="22§display§T_c" draw:stroke="none" svg:stroke-width="0cm" svg:stroke-color="#808080" draw:marker-start="" draw:marker-start-width="0.2cm" draw:marker-start-center="false" draw:marker-end="" draw:marker-end-width="0.2cm" draw:marker-end-center="false" draw:fill="none" draw:fill-color="#cfe7f5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67" style:family="graphic" style:parent-style-name="standard" style:list-style-name="L1">
      <style:graphic-properties draw:stroke="none" svg:stroke-width="0.035cm" svg:stroke-color="#808080" draw:marker-start="" draw:marker-start-width="0.2cm" draw:marker-start-center="false" draw:marker-end="" draw:marker-end-width="0.2cm" draw:marker-end-center="false" draw:stroke-linejoin="miter" draw:fill="solid" draw:fill-color="#ffffff" draw:opacity="0%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68" style:family="graphic" style:parent-style-name="standard" style:list-style-name="L1">
      <style:graphic-properties draw:stroke="none" svg:stroke-width="0.035cm" svg:stroke-color="#808080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69" style:family="graphic" style:parent-style-name="standard" style:list-style-name="L1">
      <style:graphic-properties draw:stroke="none" svg:stroke-width="0.035cm" svg:stroke-color="#808080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70" style:family="graphic" style:parent-style-name="standard" style:list-style-name="L1">
      <style:graphic-properties draw:stroke="none" svg:stroke-width="0.035cm" svg:stroke-color="#808080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71" style:family="graphic" style:parent-style-name="standard" style:list-style-name="L1">
      <style:graphic-properties draw:stroke="none" svg:stroke-width="0.035cm" svg:stroke-color="#808080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72" style:family="graphic" style:parent-style-name="standard" style:list-style-name="L1">
      <style:graphic-properties draw:stroke="none" svg:stroke-width="0.035cm" svg:stroke-color="#808080" draw:marker-start="" draw:marker-start-width="0.2cm" draw:marker-start-center="false" draw:marker-end="" draw:marker-end-width="0.2cm" draw:marker-end-center="false" draw:stroke-linejoin="miter" draw:fill="solid" draw:fill-color="#ffffff" draw:opacity="0%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73" style:family="graphic" style:parent-style-name="standard" style:list-style-name="L1">
      <style:graphic-properties draw:stroke="none" svg:stroke-width="0.035cm" svg:stroke-color="#808080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74" style:family="graphic" style:parent-style-name="standard" style:list-style-name="L1">
      <style:graphic-properties draw:stroke="none" svg:stroke-width="0.035cm" svg:stroke-color="#808080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75" style:family="graphic" style:parent-style-name="standard" style:list-style-name="L1">
      <style:graphic-properties draw:stroke="none" svg:stroke-width="0.035cm" svg:stroke-color="#808080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76" style:family="graphic" style:parent-style-name="standard" style:list-style-name="L1">
      <style:graphic-properties draw:stroke="none" svg:stroke-width="0.035cm" svg:stroke-color="#808080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77" style:family="graphic" style:parent-style-name="standard" style:list-style-name="L1">
      <style:graphic-properties draw:stroke="none" svg:stroke-width="0.035cm" svg:stroke-color="#808080" draw:marker-start="" draw:marker-start-width="0.2cm" draw:marker-start-center="false" draw:marker-end="" draw:marker-end-width="0.2cm" draw:marker-end-center="false" draw:stroke-linejoin="miter" draw:fill="solid" draw:fill-color="#ffffff" draw:opacity="0%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78" style:family="graphic" style:parent-style-name="standard" style:list-style-name="L1">
      <style:graphic-properties draw:stroke="none" svg:stroke-width="0.035cm" svg:stroke-color="#808080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79" style:family="graphic" style:parent-style-name="standard" style:list-style-name="L1">
      <style:graphic-properties draw:stroke="none" svg:stroke-width="0.035cm" svg:stroke-color="#808080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80" style:family="graphic" style:parent-style-name="standard" style:list-style-name="L1">
      <style:graphic-properties draw:stroke="none" svg:stroke-width="0.035cm" svg:stroke-color="#808080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81" style:family="graphic" style:parent-style-name="standard" style:list-style-name="L1">
      <style:graphic-properties draw:stroke="none" svg:stroke-width="0.035cm" svg:stroke-color="#808080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82" style:family="graphic" style:parent-style-name="standard" style:list-style-name="L1">
      <style:graphic-properties draw:stroke="none" svg:stroke-width="0.035cm" svg:stroke-color="#808080" draw:marker-start="" draw:marker-start-width="0.2cm" draw:marker-start-center="false" draw:marker-end="" draw:marker-end-width="0.2cm" draw:marker-end-center="false" draw:stroke-linejoin="miter" draw:fill="solid" draw:fill-color="#ffffff" draw:opacity="0%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83" style:family="graphic" style:parent-style-name="standard" style:list-style-name="L1">
      <style:graphic-properties draw:stroke="none" svg:stroke-width="0.035cm" svg:stroke-color="#808080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84" style:family="graphic" style:parent-style-name="standard" style:list-style-name="L1">
      <style:graphic-properties draw:stroke="none" svg:stroke-width="0.035cm" svg:stroke-color="#808080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85" style:family="graphic" style:parent-style-name="standard" style:list-style-name="L1">
      <style:graphic-properties draw:stroke="none" svg:stroke-width="0.035cm" svg:stroke-color="#808080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86" style:family="graphic" style:parent-style-name="standard" style:list-style-name="L1">
      <style:graphic-properties draw:stroke="none" svg:stroke-width="0.035cm" svg:stroke-color="#808080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87" style:family="graphic" style:parent-style-name="standard" style:list-style-name="L1">
      <style:graphic-properties draw:stroke="none" svg:stroke-width="0.035cm" svg:stroke-color="#808080" draw:marker-start="" draw:marker-start-width="0.2cm" draw:marker-start-center="false" draw:marker-end="" draw:marker-end-width="0.2cm" draw:marker-end-center="false" draw:stroke-linejoin="miter" draw:fill="solid" draw:fill-color="#ffffff" draw:opacity="0%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88" style:family="graphic" style:parent-style-name="standard" style:list-style-name="L1">
      <style:graphic-properties draw:stroke="none" svg:stroke-width="0.035cm" svg:stroke-color="#808080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89" style:family="graphic" style:parent-style-name="standard" style:list-style-name="L1">
      <style:graphic-properties draw:stroke="none" svg:stroke-width="0.035cm" svg:stroke-color="#808080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90" style:family="graphic" style:parent-style-name="standard" style:list-style-name="L1">
      <style:graphic-properties draw:stroke="none" svg:stroke-width="0.035cm" svg:stroke-color="#808080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91" style:family="graphic" style:parent-style-name="standard" style:list-style-name="L1">
      <style:graphic-properties draw:stroke="none" svg:stroke-width="0.035cm" svg:stroke-color="#808080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92" style:family="graphic" style:parent-style-name="standard" style:list-style-name="L1">
      <style:graphic-properties draw:stroke="none" svg:stroke-width="0.035cm" svg:stroke-color="#808080" draw:marker-start="" draw:marker-start-width="0.2cm" draw:marker-start-center="false" draw:marker-end="" draw:marker-end-width="0.2cm" draw:marker-end-center="false" draw:stroke-linejoin="miter" draw:fill="solid" draw:fill-color="#ffffff" draw:opacity="0%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93" style:family="graphic" style:parent-style-name="standard" style:list-style-name="L1">
      <style:graphic-properties draw:stroke="none" svg:stroke-width="0.035cm" svg:stroke-color="#808080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94" style:family="graphic" style:parent-style-name="standard" style:list-style-name="L1">
      <style:graphic-properties draw:stroke="none" svg:stroke-width="0.035cm" svg:stroke-color="#808080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95" style:family="graphic" style:parent-style-name="standard" style:list-style-name="L1">
      <style:graphic-properties draw:stroke="none" svg:stroke-width="0.035cm" svg:stroke-color="#808080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96" style:family="graphic" style:parent-style-name="standard" style:list-style-name="L1">
      <style:graphic-properties draw:stroke="none" svg:stroke-width="0.035cm" svg:stroke-color="#808080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97" style:family="graphic" style:parent-style-name="standard" style:list-style-name="L1">
      <style:graphic-properties draw:stroke="none" svg:stroke-width="0.035cm" svg:stroke-color="#808080" draw:marker-start="" draw:marker-start-width="0.2cm" draw:marker-start-center="false" draw:marker-end="" draw:marker-end-width="0.2cm" draw:marker-end-center="false" draw:stroke-linejoin="miter" draw:fill="solid" draw:fill-color="#ffffff" draw:opacity="0%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98" style:family="graphic" style:parent-style-name="standard" style:list-style-name="L1">
      <style:graphic-properties draw:stroke="none" svg:stroke-width="0.035cm" svg:stroke-color="#808080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99" style:family="graphic" style:parent-style-name="standard" style:list-style-name="L1">
      <style:graphic-properties draw:stroke="none" svg:stroke-width="0.035cm" svg:stroke-color="#808080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00" style:family="graphic" style:parent-style-name="standard" style:list-style-name="L1">
      <style:graphic-properties draw:stroke="none" svg:stroke-width="0.035cm" svg:stroke-color="#808080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01" style:family="graphic" style:parent-style-name="standard" style:list-style-name="L1">
      <style:graphic-properties draw:stroke="none" svg:stroke-width="0.035cm" svg:stroke-color="#808080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02" style:family="graphic" style:parent-style-name="standard" style:list-style-name="L1">
      <style:graphic-properties draw:stroke="none" svg:stroke-width="0.035cm" svg:stroke-color="#808080" draw:marker-start="" draw:marker-start-width="0.2cm" draw:marker-start-center="false" draw:marker-end="" draw:marker-end-width="0.2cm" draw:marker-end-center="false" draw:stroke-linejoin="miter" draw:fill="solid" draw:fill-color="#ffffff" draw:opacity="0%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03" style:family="graphic" style:parent-style-name="standard" style:list-style-name="L1">
      <style:graphic-properties draw:stroke="none" svg:stroke-width="0.035cm" svg:stroke-color="#808080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04" style:family="graphic" style:parent-style-name="standard" style:list-style-name="L1">
      <style:graphic-properties draw:stroke="none" svg:stroke-width="0.035cm" svg:stroke-color="#808080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05" style:family="graphic" style:parent-style-name="standard" style:list-style-name="L1">
      <style:graphic-properties draw:stroke="none" svg:stroke-width="0.035cm" svg:stroke-color="#808080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06" style:family="graphic" style:parent-style-name="standard" style:list-style-name="L1">
      <style:graphic-properties draw:stroke="none" svg:stroke-width="0.035cm" svg:stroke-color="#808080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07" style:family="graphic" style:parent-style-name="standard" style:list-style-name="L1">
      <style:graphic-properties draw:stroke="none" svg:stroke-width="0.035cm" svg:stroke-color="#808080" draw:marker-start="" draw:marker-start-width="0.2cm" draw:marker-start-center="false" draw:marker-end="" draw:marker-end-width="0.2cm" draw:marker-end-center="false" draw:stroke-linejoin="miter" draw:fill="solid" draw:fill-color="#ffffff" draw:opacity="0%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08" style:family="graphic" style:parent-style-name="standard" style:list-style-name="L1">
      <style:graphic-properties draw:stroke="none" svg:stroke-width="0.035cm" svg:stroke-color="#808080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09" style:family="graphic" style:parent-style-name="standard" style:list-style-name="L1">
      <style:graphic-properties draw:stroke="none" svg:stroke-width="0.035cm" svg:stroke-color="#808080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10" style:family="graphic" style:parent-style-name="standard" style:list-style-name="L1">
      <style:graphic-properties draw:stroke="none" svg:stroke-width="0.035cm" svg:stroke-color="#808080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11" style:family="graphic" style:parent-style-name="standard" style:list-style-name="L1">
      <style:graphic-properties draw:stroke="none" svg:stroke-width="0.035cm" svg:stroke-color="#808080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style:text-properties fo:font-size="20pt"/>
    </style:style>
    <style:style style:name="P4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T. Hunter Quals exam presentation</presentation:footer-decl>
      <presentation:date-time-decl presentation:name="dtd1" presentation:source="current-date" style:data-style-name="D6"/>
      <draw:page draw:name="page1" draw:style-name="dp1" draw:master-page-name="Default" presentation:presentation-page-layout-name="AL1T19" presentation:use-footer-name="ftr1" presentation:use-date-time-name="dtd1">
        <office:forms form:automatic-focus="false" form:apply-design-mode="false"/>
        <draw:custom-shape draw:style-name="gr1" draw:text-style-name="P1" draw:layer="layout" svg:width="1.524cm" svg:height="4.039cm" svg:x="0.532cm" svg:y="0.643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.294cm" svg:y1="0.643cm" svg:x2="1.294cm" svg:y2="4.682cm">
          <text:p/>
        </draw:line>
        <draw:frame draw:style-name="gr3" xml:id="id5" draw:id="id5" draw:layer="layout" svg:width="2.834cm" svg:height="3.148cm" svg:x="10.359cm" svg:y="1.088cm">
          <draw:image xlink:href="Pictures/10000000000005DC000005DC22EBF5AB.jpg" xlink:type="simple" xlink:show="embed" xlink:actuate="onLoad">
            <text:p/>
          </draw:image>
        </draw:frame>
        <draw:frame draw:style-name="gr3" xml:id="id1" draw:id="id1" draw:layer="layout" svg:width="0.669cm" svg:height="1.75cm" svg:x="4.064cm" svg:y="1.787cm">
          <draw:image xlink:href="Pictures/100000000000009800000166EB3CE1AF.png" xlink:type="simple" xlink:show="embed" xlink:actuate="onLoad">
            <text:p/>
          </draw:image>
        </draw:frame>
        <draw:frame draw:style-name="gr3" xml:id="id3" draw:id="id3" draw:layer="layout" svg:width="0.743cm" svg:height="1.948cm" svg:x="6.905cm" svg:y="1.688cm">
          <draw:image xlink:href="Pictures/1000000000000098000001664D0256DE.png" xlink:type="simple" xlink:show="embed" xlink:actuate="onLoad">
            <text:p/>
          </draw:image>
        </draw:frame>
        <draw:custom-shape draw:style-name="gr1" draw:text-style-name="P1" draw:layer="layout" svg:width="1.524cm" svg:height="4.039cm" svg:x="0.533cm" svg:y="6.796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.295cm" svg:y1="6.796cm" svg:x2="1.295cm" svg:y2="10.835cm">
          <text:p/>
        </draw:line>
        <draw:frame draw:style-name="gr3" xml:id="id6" draw:id="id6" draw:layer="layout" svg:width="2.834cm" svg:height="3.148cm" svg:x="10.36cm" svg:y="7.241cm">
          <draw:image xlink:href="Pictures/10000000000005DC000005DC22EBF5AB.jpg" xlink:type="simple" xlink:show="embed" xlink:actuate="onLoad">
            <text:p/>
          </draw:image>
        </draw:frame>
        <draw:frame draw:style-name="gr3" xml:id="id4" draw:id="id4" draw:layer="layout" svg:width="0.669cm" svg:height="1.75cm" svg:x="4.065cm" svg:y="7.94cm">
          <draw:image xlink:href="Pictures/100000000000009800000166EB3CE1AF.png" xlink:type="simple" xlink:show="embed" xlink:actuate="onLoad">
            <text:p/>
          </draw:image>
        </draw:frame>
        <draw:frame draw:style-name="gr3" xml:id="id2" draw:id="id2" draw:layer="layout" svg:width="0.743cm" svg:height="1.948cm" svg:x="6.906cm" svg:y="7.841cm">
          <draw:image xlink:href="Pictures/1000000000000098000001664D0256DE.png" xlink:type="simple" xlink:show="embed" xlink:actuate="onLoad">
            <text:p/>
          </draw:image>
        </draw:frame>
        <draw:custom-shape draw:style-name="gr1" draw:text-style-name="P1" draw:layer="layout" svg:width="1.524cm" svg:height="4.039cm" svg:x="0.534cm" svg:y="12.795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.296cm" svg:y1="12.795cm" svg:x2="1.296cm" svg:y2="16.834cm">
          <text:p/>
        </draw:line>
        <draw:frame draw:style-name="gr3" xml:id="id9" draw:id="id9" draw:layer="layout" svg:width="2.834cm" svg:height="3.148cm" svg:x="10.361cm" svg:y="13.24cm">
          <draw:image xlink:href="Pictures/10000000000005DC000005DC22EBF5AB.jpg" xlink:type="simple" xlink:show="embed" xlink:actuate="onLoad">
            <text:p/>
          </draw:image>
        </draw:frame>
        <draw:frame draw:style-name="gr3" xml:id="id7" draw:id="id7" draw:layer="layout" svg:width="0.669cm" svg:height="1.75cm" svg:x="4.066cm" svg:y="13.939cm">
          <draw:image xlink:href="Pictures/100000000000009800000166EB3CE1AF.png" xlink:type="simple" xlink:show="embed" xlink:actuate="onLoad">
            <text:p/>
          </draw:image>
        </draw:frame>
        <draw:frame draw:style-name="gr3" xml:id="id8" draw:id="id8" draw:layer="layout" svg:width="0.743cm" svg:height="1.948cm" svg:x="6.907cm" svg:y="13.84cm">
          <draw:image xlink:href="Pictures/1000000000000098000001664D0256DE.png" xlink:type="simple" xlink:show="embed" xlink:actuate="onLoad">
            <text:p/>
          </draw:image>
        </draw:frame>
        <draw:connector draw:style-name="gr4" draw:text-style-name="P1" draw:layer="layout" draw:type="line" svg:x1="4.398cm" svg:y1="3.537cm" svg:x2="7.277cm" svg:y2="7.841cm" draw:start-shape="id1" draw:start-glue-point="2" draw:end-shape="id2" draw:end-glue-point="0" svg:d="m4398 3537 2879 4304" svg:viewBox="0 0 2880 4305">
          <text:p/>
        </draw:connector>
        <draw:connector draw:style-name="gr4" draw:text-style-name="P1" draw:layer="layout" draw:type="line" svg:x1="7.276cm" svg:y1="3.636cm" svg:x2="4.399cm" svg:y2="7.94cm" draw:start-shape="id3" draw:start-glue-point="2" draw:end-shape="id4" draw:end-glue-point="0" svg:d="m7276 3636-2877 4304" svg:viewBox="0 0 2878 4305">
          <text:p/>
        </draw:connector>
        <draw:connector draw:style-name="gr4" draw:text-style-name="P1" draw:layer="layout" draw:type="line" svg:x1="11.776cm" svg:y1="4.236cm" svg:x2="11.777cm" svg:y2="7.241cm" draw:start-shape="id5" draw:start-glue-point="2" draw:end-shape="id6" draw:end-glue-point="0" svg:d="m11776 4236 1 3005" svg:viewBox="0 0 2 3006">
          <text:p/>
        </draw:connector>
        <draw:connector draw:style-name="gr4" draw:text-style-name="P1" draw:layer="layout" draw:type="line" svg:x1="11.776cm" svg:y1="4.236cm" svg:x2="7.277cm" svg:y2="7.841cm" draw:start-shape="id5" draw:start-glue-point="2" draw:end-shape="id2" svg:d="m11776 4236-4499 3605" svg:viewBox="0 0 4500 3606">
          <text:p/>
        </draw:connector>
        <draw:connector draw:style-name="gr4" draw:text-style-name="P1" draw:layer="layout" draw:type="line" svg:x1="11.776cm" svg:y1="4.236cm" svg:x2="4.399cm" svg:y2="7.94cm" draw:start-shape="id5" draw:start-glue-point="2" draw:end-shape="id4" draw:end-glue-point="0" svg:d="m11776 4236-7377 3704" svg:viewBox="0 0 7378 3705">
          <text:p/>
        </draw:connector>
        <draw:connector draw:style-name="gr4" draw:text-style-name="P1" draw:layer="layout" draw:type="line" svg:x1="7.276cm" svg:y1="3.636cm" svg:x2="7.277cm" svg:y2="7.841cm" draw:start-shape="id3" draw:start-glue-point="2" draw:end-shape="id2" draw:end-glue-point="0" svg:d="m7276 3636 1 4205" svg:viewBox="0 0 2 4206">
          <text:p/>
        </draw:connector>
        <draw:connector draw:style-name="gr4" draw:text-style-name="P1" draw:layer="layout" draw:type="line" svg:x1="4.398cm" svg:y1="3.537cm" svg:x2="4.399cm" svg:y2="7.94cm" draw:start-shape="id1" draw:start-glue-point="2" draw:end-shape="id4" draw:end-glue-point="0" svg:d="m4398 3537 1 4403" svg:viewBox="0 0 2 4404">
          <text:p/>
        </draw:connector>
        <draw:connector draw:style-name="gr4" draw:text-style-name="P1" draw:layer="layout" draw:type="line" svg:x1="7.276cm" svg:y1="3.636cm" svg:x2="11.777cm" svg:y2="7.241cm" draw:start-shape="id3" draw:start-glue-point="2" draw:end-shape="id6" draw:end-glue-point="0" svg:d="m7276 3636 4501 3605" svg:viewBox="0 0 4502 3606">
          <text:p/>
        </draw:connector>
        <draw:connector draw:style-name="gr4" draw:text-style-name="P1" draw:layer="layout" draw:type="line" svg:x1="4.398cm" svg:y1="3.537cm" svg:x2="11.777cm" svg:y2="7.241cm" draw:start-shape="id1" draw:start-glue-point="2" draw:end-shape="id6" draw:end-glue-point="0" svg:d="m4398 3537 7379 3704" svg:viewBox="0 0 7380 3705">
          <text:p/>
        </draw:connector>
        <draw:connector draw:style-name="gr4" draw:text-style-name="P1" draw:layer="layout" draw:type="line" svg:x1="4.399cm" svg:y1="9.69cm" svg:x2="4.4cm" svg:y2="13.939cm" draw:start-shape="id4" draw:start-glue-point="2" draw:end-shape="id7" draw:end-glue-point="0" svg:d="m4399 9690 1 4249" svg:viewBox="0 0 2 4250">
          <text:p/>
        </draw:connector>
        <draw:connector draw:style-name="gr4" draw:text-style-name="P1" draw:layer="layout" draw:type="line" svg:x1="7.277cm" svg:y1="9.789cm" svg:x2="7.278cm" svg:y2="13.84cm" draw:start-shape="id2" draw:start-glue-point="2" draw:end-shape="id8" draw:end-glue-point="0" svg:d="m7277 9789 1 4051" svg:viewBox="0 0 2 4052">
          <text:p/>
        </draw:connector>
        <draw:connector draw:style-name="gr4" draw:text-style-name="P1" draw:layer="layout" draw:type="line" svg:x1="11.777cm" svg:y1="10.389cm" svg:x2="11.778cm" svg:y2="13.24cm" draw:start-shape="id6" draw:start-glue-point="2" draw:end-shape="id9" svg:d="m11777 10389 1 2851" svg:viewBox="0 0 2 2852">
          <text:p/>
        </draw:connector>
        <draw:connector draw:style-name="gr4" draw:text-style-name="P1" draw:layer="layout" draw:type="line" svg:x1="4.399cm" svg:y1="9.69cm" svg:x2="7.278cm" svg:y2="13.84cm" draw:start-shape="id4" draw:start-glue-point="2" draw:end-shape="id8" draw:end-glue-point="0" svg:d="m4399 9690 2879 4150" svg:viewBox="0 0 2880 4151">
          <text:p/>
        </draw:connector>
        <draw:connector draw:style-name="gr4" draw:text-style-name="P1" draw:layer="layout" draw:type="line" svg:x1="7.277cm" svg:y1="9.789cm" svg:x2="11.778cm" svg:y2="13.24cm" draw:start-shape="id2" draw:start-glue-point="2" draw:end-shape="id9" draw:end-glue-point="0" svg:d="m7277 9789 4501 3451" svg:viewBox="0 0 4502 3452">
          <text:p/>
        </draw:connector>
        <draw:connector draw:style-name="gr4" draw:text-style-name="P1" draw:layer="layout" draw:type="line" svg:x1="11.777cm" svg:y1="10.389cm" svg:x2="4.4cm" svg:y2="13.939cm" draw:start-shape="id6" draw:start-glue-point="2" draw:end-shape="id7" draw:end-glue-point="0" svg:d="m11777 10389-7377 3550" svg:viewBox="0 0 7378 3551">
          <text:p/>
        </draw:connector>
        <draw:connector draw:style-name="gr4" draw:text-style-name="P1" draw:layer="layout" draw:type="line" svg:x1="7.277cm" svg:y1="9.789cm" svg:x2="4.4cm" svg:y2="13.939cm" draw:start-shape="id2" draw:start-glue-point="2" draw:end-shape="id7" draw:end-glue-point="0" svg:d="m7277 9789-2877 4150" svg:viewBox="0 0 2878 4151">
          <text:p/>
        </draw:connector>
        <draw:connector draw:style-name="gr4" draw:text-style-name="P1" draw:layer="layout" draw:type="line" svg:x1="11.777cm" svg:y1="10.389cm" svg:x2="7.278cm" svg:y2="13.84cm" draw:start-shape="id6" draw:start-glue-point="2" draw:end-shape="id8" draw:end-glue-point="0" svg:d="m11777 10389-4499 3451" svg:viewBox="0 0 4500 3452">
          <text:p/>
        </draw:connector>
        <draw:connector draw:style-name="gr4" draw:text-style-name="P1" draw:layer="layout" draw:type="line" svg:x1="4.399cm" svg:y1="9.69cm" svg:x2="11.778cm" svg:y2="13.24cm" draw:start-shape="id4" draw:start-glue-point="2" draw:end-shape="id9" draw:end-glue-point="0" svg:d="m4399 9690 7379 3550" svg:viewBox="0 0 7380 3551">
          <text:p/>
        </draw:connector>
        <draw:path draw:style-name="gr5" draw:text-style-name="P2" xml:id="id10" draw:id="id10" draw:layer="layout" svg:width="2.679cm" svg:height="1.62cm" svg:x="14.846cm" svg:y="1.852cm" svg:viewBox="0 0 2680 1621" svg:d="m2680 1621c-10 0-252-7-262-7-367-2-407-37-457-69-199-130-258-353-372-691-125-371-212-854-364-854-125 0-220 469-345 840-115 337-183 577-383 707-51 34-102 67-497 67z">
          <text:p/>
        </draw:path>
        <draw:path draw:style-name="gr6" draw:text-style-name="P2" xml:id="id14" draw:id="id14" draw:layer="layout" svg:width="3.306cm" svg:height="1.452cm" svg:x="18.537cm" svg:y="1.936cm" svg:viewBox="0 0 3307 1453" svg:d="m3302 1453c-19 0 18 0 0 0-655-2-350-40-439-70-358-117-462-317-666-618-223-332-377-765-651-765-221 0-392 421-616 751-203 302-324 518-681 634-92 30 456 68-249 68z">
          <text:p/>
        </draw:path>
        <draw:path draw:style-name="gr7" draw:text-style-name="P2" xml:id="id15" draw:id="id15" draw:layer="layout" svg:width="3.301cm" svg:height="1.477cm" svg:x="23.622cm" svg:y="1.923cm" svg:viewBox="0 0 3302 1478" svg:d="m3302 1478c-560 0-73 0-94 0-771 0-1-35-106-64-421-118-545-324-784-632-263-338-445-782-767-782-261 0-463 431-726 768-240 312-382 528-803 646-107 31 809 64-22 64z">
          <text:p/>
        </draw:path>
        <draw:path draw:style-name="gr8" draw:text-style-name="P2" xml:id="id11" draw:id="id11" draw:layer="layout" svg:width="2.679cm" svg:height="1.62cm" svg:x="14.845cm" svg:y="8.005cm" svg:viewBox="0 0 2680 1621" svg:d="m2680 1621c-10 0-252-7-262-7-367-2-407-37-457-69-199-130-258-353-372-691-125-371-212-854-364-854-125 0-220 469-345 840-115 337-183 577-383 707-51 34-102 67-497 67z">
          <text:p/>
        </draw:path>
        <draw:path draw:style-name="gr9" draw:text-style-name="P2" xml:id="id12" draw:id="id12" draw:layer="layout" svg:width="3.306cm" svg:height="1.452cm" svg:x="18.536cm" svg:y="8.089cm" svg:viewBox="0 0 3307 1453" svg:d="m3302 1453c-19 0 18 0 0 0-655-2-350-40-439-70-358-117-462-317-666-618-223-332-377-765-651-765-221 0-392 421-616 751-203 302-324 518-681 634-92 30 456 68-249 68z">
          <text:p/>
        </draw:path>
        <draw:path draw:style-name="gr10" draw:text-style-name="P2" xml:id="id13" draw:id="id13" draw:layer="layout" svg:width="3.301cm" svg:height="1.477cm" svg:x="23.621cm" svg:y="8.076cm" svg:viewBox="0 0 3302 1478" svg:d="m3302 1478c-560 0-73 0-94 0-771 0-1-35-106-64-421-118-545-324-784-632-263-338-445-782-767-782-261 0-463 431-726 768-240 312-382 528-803 646-107 31 809 64-22 64z">
          <text:p/>
        </draw:path>
        <draw:path draw:style-name="gr11" draw:text-style-name="P2" xml:id="id16" draw:id="id16" draw:layer="layout" svg:width="2.679cm" svg:height="1.62cm" svg:x="14.844cm" svg:y="14.004cm" svg:viewBox="0 0 2680 1621" svg:d="m2680 1621c-10 0-252-7-262-7-367-2-407-37-457-69-199-130-258-353-372-691-125-371-212-854-364-854-125 0-220 469-345 840-115 337-183 577-383 707-51 34-102 67-497 67z">
          <text:p/>
        </draw:path>
        <draw:path draw:style-name="gr12" draw:text-style-name="P2" xml:id="id17" draw:id="id17" draw:layer="layout" svg:width="3.306cm" svg:height="1.452cm" svg:x="18.535cm" svg:y="14.088cm" svg:viewBox="0 0 3307 1453" svg:d="m3302 1453c-19 0 18 0 0 0-655-2-350-40-439-70-358-117-462-317-666-618-223-332-377-765-651-765-221 0-392 421-616 751-203 302-324 518-681 634-92 30 456 68-249 68z">
          <text:p/>
        </draw:path>
        <draw:path draw:style-name="gr13" draw:text-style-name="P2" xml:id="id18" draw:id="id18" draw:layer="layout" svg:width="3.301cm" svg:height="1.477cm" svg:x="23.62cm" svg:y="14.075cm" svg:viewBox="0 0 3302 1478" svg:d="m3302 1478c-560 0-73 0-94 0-771 0-1-35-106-64-421-118-545-324-784-632-263-338-445-782-767-782-261 0-463 431-726 768-240 312-382 528-803 646-107 31 809 64-22 64z">
          <text:p/>
        </draw:path>
        <draw:connector draw:style-name="gr14" draw:text-style-name="P1" draw:layer="layout" draw:type="line" svg:x1="16.186cm" svg:y1="3.473cm" svg:x2="16.185cm" svg:y2="8.005cm" draw:start-shape="id10" draw:start-glue-point="2" draw:end-shape="id11" draw:end-glue-point="0" svg:d="m16186 3473-1 4532" svg:viewBox="0 0 2 4533">
          <text:p/>
        </draw:connector>
        <draw:connector draw:style-name="gr14" draw:text-style-name="P1" draw:layer="layout" draw:type="line" svg:x1="16.186cm" svg:y1="3.473cm" svg:x2="20.189cm" svg:y2="8.089cm" draw:start-shape="id10" draw:start-glue-point="2" draw:end-shape="id12" draw:end-glue-point="0" svg:d="m16186 3473 4003 4616" svg:viewBox="0 0 4004 4617">
          <text:p/>
        </draw:connector>
        <draw:connector draw:style-name="gr14" draw:text-style-name="P1" draw:layer="layout" draw:type="line" svg:x1="16.186cm" svg:y1="3.473cm" svg:x2="25.272cm" svg:y2="8.076cm" draw:start-shape="id10" draw:start-glue-point="2" draw:end-shape="id13" draw:end-glue-point="0" svg:d="m16186 3473 9086 4603" svg:viewBox="0 0 9087 4604">
          <text:p/>
        </draw:connector>
        <draw:connector draw:style-name="gr14" draw:text-style-name="P1" draw:layer="layout" draw:type="line" svg:x1="20.19cm" svg:y1="3.389cm" svg:x2="16.185cm" svg:y2="8.005cm" draw:start-shape="id14" draw:start-glue-point="2" draw:end-shape="id11" draw:end-glue-point="0" svg:d="m20190 3389-4005 4616" svg:viewBox="0 0 4006 4617">
          <text:p/>
        </draw:connector>
        <draw:connector draw:style-name="gr14" draw:text-style-name="P1" draw:layer="layout" draw:type="line" svg:x1="25.273cm" svg:y1="3.401cm" svg:x2="20.189cm" svg:y2="8.089cm" draw:start-shape="id15" draw:start-glue-point="2" draw:end-shape="id12" draw:end-glue-point="0" svg:d="m25273 3401-5084 4688" svg:viewBox="0 0 5085 4689">
          <text:p/>
        </draw:connector>
        <draw:connector draw:style-name="gr14" draw:text-style-name="P1" draw:layer="layout" draw:type="line" svg:x1="20.19cm" svg:y1="3.389cm" svg:x2="20.189cm" svg:y2="8.089cm" draw:start-shape="id14" draw:start-glue-point="2" draw:end-shape="id12" draw:end-glue-point="0" svg:d="m20190 3389-1 4700" svg:viewBox="0 0 2 4701">
          <text:p/>
        </draw:connector>
        <draw:connector draw:style-name="gr14" draw:text-style-name="P1" draw:layer="layout" draw:type="line" svg:x1="25.273cm" svg:y1="3.401cm" svg:x2="25.272cm" svg:y2="8.076cm" draw:start-shape="id15" draw:start-glue-point="2" draw:end-shape="id13" draw:end-glue-point="0" svg:d="m25273 3401-1 4675" svg:viewBox="0 0 2 4676">
          <text:p/>
        </draw:connector>
        <draw:connector draw:style-name="gr14" draw:text-style-name="P1" draw:layer="layout" draw:type="line" svg:x1="20.19cm" svg:y1="3.389cm" svg:x2="25.272cm" svg:y2="8.076cm" draw:start-shape="id14" draw:start-glue-point="2" draw:end-shape="id13" draw:end-glue-point="0" svg:d="m20190 3389 5082 4687" svg:viewBox="0 0 5083 4688">
          <text:p/>
        </draw:connector>
        <draw:connector draw:style-name="gr14" draw:text-style-name="P1" draw:layer="layout" draw:type="line" svg:x1="25.273cm" svg:y1="3.401cm" svg:x2="16.185cm" svg:y2="8.005cm" draw:start-shape="id15" draw:start-glue-point="2" draw:end-shape="id11" draw:end-glue-point="0" svg:d="m25273 3401-9088 4604" svg:viewBox="0 0 9089 4605">
          <text:p/>
        </draw:connector>
        <draw:connector draw:style-name="gr14" draw:text-style-name="P1" draw:layer="layout" draw:type="line" svg:x1="16.185cm" svg:y1="9.626cm" svg:x2="16.184cm" svg:y2="14.004cm" draw:start-shape="id11" draw:start-glue-point="2" draw:end-shape="id16" draw:end-glue-point="0" svg:d="m16185 9626-1 4378" svg:viewBox="0 0 2 4379">
          <text:p/>
        </draw:connector>
        <draw:connector draw:style-name="gr14" draw:text-style-name="P1" draw:layer="layout" draw:type="line" svg:x1="16.185cm" svg:y1="9.626cm" svg:x2="20.188cm" svg:y2="14.088cm" draw:start-shape="id11" draw:start-glue-point="2" draw:end-shape="id17" draw:end-glue-point="0" svg:d="m16185 9626 4003 4462" svg:viewBox="0 0 4004 4463">
          <text:p/>
        </draw:connector>
        <draw:connector draw:style-name="gr14" draw:text-style-name="P1" draw:layer="layout" draw:type="line" svg:x1="16.185cm" svg:y1="9.626cm" svg:x2="25.271cm" svg:y2="14.075cm" draw:start-shape="id11" draw:start-glue-point="2" draw:end-shape="id18" draw:end-glue-point="0" svg:d="m16185 9626 9086 4449" svg:viewBox="0 0 9087 4450">
          <text:p/>
        </draw:connector>
        <draw:connector draw:style-name="gr14" draw:text-style-name="P1" draw:layer="layout" draw:type="line" svg:x1="20.189cm" svg:y1="9.542cm" svg:x2="16.184cm" svg:y2="14.004cm" draw:start-shape="id12" draw:start-glue-point="2" draw:end-shape="id16" draw:end-glue-point="0" svg:d="m20189 9542-4005 4462" svg:viewBox="0 0 4006 4463">
          <text:p/>
        </draw:connector>
        <draw:connector draw:style-name="gr14" draw:text-style-name="P1" draw:layer="layout" draw:type="line" svg:x1="25.272cm" svg:y1="9.554cm" svg:x2="20.188cm" svg:y2="14.088cm" draw:start-shape="id13" draw:start-glue-point="2" draw:end-shape="id17" draw:end-glue-point="0" svg:d="m25272 9554-5084 4534" svg:viewBox="0 0 5085 4535">
          <text:p/>
        </draw:connector>
        <draw:connector draw:style-name="gr14" draw:text-style-name="P1" draw:layer="layout" draw:type="line" svg:x1="20.189cm" svg:y1="9.542cm" svg:x2="20.188cm" svg:y2="14.088cm" draw:start-shape="id12" draw:start-glue-point="2" draw:end-shape="id17" draw:end-glue-point="0" svg:d="m20189 9542-1 4546" svg:viewBox="0 0 2 4547">
          <text:p/>
        </draw:connector>
        <draw:connector draw:style-name="gr14" draw:text-style-name="P1" draw:layer="layout" draw:type="line" svg:x1="20.189cm" svg:y1="9.542cm" svg:x2="25.271cm" svg:y2="14.075cm" draw:start-shape="id12" draw:start-glue-point="2" draw:end-shape="id18" draw:end-glue-point="0" svg:d="m20189 9542 5082 4533" svg:viewBox="0 0 5083 4534">
          <text:p/>
        </draw:connector>
        <draw:connector draw:style-name="gr14" draw:text-style-name="P1" draw:layer="layout" draw:type="line" svg:x1="25.272cm" svg:y1="9.554cm" svg:x2="16.184cm" svg:y2="14.004cm" draw:start-shape="id13" draw:start-glue-point="2" draw:end-shape="id16" draw:end-glue-point="0" svg:d="m25272 9554-9088 4450" svg:viewBox="0 0 9089 4451">
          <text:p/>
        </draw:connector>
        <draw:connector draw:style-name="gr14" draw:text-style-name="P1" draw:layer="layout" draw:type="line" svg:x1="25.272cm" svg:y1="9.554cm" svg:x2="25.271cm" svg:y2="14.075cm" draw:start-shape="id13" draw:start-glue-point="2" draw:end-shape="id18" draw:end-glue-point="0" svg:d="m25272 9554-1 4521" svg:viewBox="0 0 2 4522">
          <text:p/>
        </draw:connector>
        <presentation:notes draw:style-name="dp2">
          <office:forms form:automatic-focus="false" form:apply-design-mode="false"/>
          <draw:page-thumbnail draw:style-name="gr15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9" presentation:use-footer-name="ftr1" presentation:use-date-time-name="dtd1">
        <office:forms form:automatic-focus="false" form:apply-design-mode="false"/>
        <draw:custom-shape draw:style-name="gr1" draw:text-style-name="P1" draw:layer="layout" svg:width="1.277cm" svg:height="3.384cm" svg:x="0.748cm" svg:y="1.494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.386cm" svg:y1="1.494cm" svg:x2="1.386cm" svg:y2="4.878cm">
          <text:p/>
        </draw:line>
        <draw:custom-shape draw:style-name="gr16" draw:text-style-name="P1" draw:layer="layout" svg:width="0.643cm" svg:height="0.852cm" draw:transform="rotate (-1.5707963267949) translate (1.841cm 0.54cm)">
          <text:p/>
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1.277cm" svg:height="3.384cm" svg:x="0.749cm" svg:y="6.437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.387cm" svg:y1="6.437cm" svg:x2="1.387cm" svg:y2="9.821cm">
          <text:p/>
        </draw:line>
        <draw:custom-shape draw:style-name="gr1" draw:text-style-name="P1" draw:layer="layout" svg:width="1.277cm" svg:height="3.384cm" svg:x="0.75cm" svg:y="11.38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.388cm" svg:y1="11.38cm" svg:x2="1.388cm" svg:y2="14.764cm">
          <text:p/>
        </draw:line>
        <draw:custom-shape draw:style-name="gr17" draw:text-style-name="P4" xml:id="id28" draw:id="id28" draw:layer="layout" svg:width="2.624cm" svg:height="2.624cm" svg:x="4.816cm" svg:y="1.832cm">
          <text:p/>
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4" xml:id="id29" draw:id="id29" draw:layer="layout" svg:width="2.624cm" svg:height="2.624cm" svg:x="4.815cm" svg:y="6.857cm">
          <text:p/>
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4" xml:id="id30" draw:id="id30" draw:layer="layout" svg:width="2.623cm" svg:height="2.623cm" svg:x="4.818cm" svg:y="12.021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4" xml:id="id19" draw:id="id19" draw:layer="layout" svg:width="2.099cm" svg:height="2.099cm" svg:x="12.894cm" svg:y="1.81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4" xml:id="id21" draw:id="id21" draw:layer="layout" svg:width="2.099cm" svg:height="2.099cm" svg:x="16.06cm" svg:y="1.811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4" xml:id="id23" draw:id="id23" draw:layer="layout" svg:width="2.099cm" svg:height="2.099cm" svg:x="19.226cm" svg:y="1.81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4" xml:id="id20" draw:id="id20" draw:layer="layout" svg:width="2.099cm" svg:height="2.099cm" svg:x="12.892cm" svg:y="6.575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4" xml:id="id22" draw:id="id22" draw:layer="layout" svg:width="2.098cm" svg:height="2.099cm" svg:x="16.059cm" svg:y="6.575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4" xml:id="id24" draw:id="id24" draw:layer="layout" svg:width="2.099cm" svg:height="2.099cm" svg:x="19.225cm" svg:y="6.575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4" xml:id="id25" draw:id="id25" draw:layer="layout" svg:width="2.099cm" svg:height="2.099cm" svg:x="12.891cm" svg:y="11.73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4" xml:id="id26" draw:id="id26" draw:layer="layout" svg:width="2.099cm" svg:height="2.099cm" svg:x="16.057cm" svg:y="11.73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4" xml:id="id27" draw:id="id27" draw:layer="layout" svg:width="2.099cm" svg:height="2.099cm" svg:x="19.223cm" svg:y="11.73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1" draw:id="id31" draw:layer="layout" svg:width="2.099cm" svg:height="2.099cm" svg:x="9.338cm" svg:y="4.519cm">
          <text:p/>
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2" draw:id="id32" draw:layer="layout" svg:width="2.099cm" svg:height="2.099cm" svg:x="9.337cm" svg:y="9.613cm">
          <text:p/>
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3" draw:id="id33" draw:layer="layout" svg:width="2.099cm" svg:height="2.099cm" svg:x="9.335cm" svg:y="15.121cm">
          <text:p/>
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9" draw:text-style-name="P4" draw:layer="layout" svg:width="1.027cm" svg:height="0.921cm" svg:x="5.589cm" svg:y="2.697cm">
          <draw:image xlink:href="Pictures/2000001200000155000001312F166685.svm" xlink:type="simple" xlink:show="embed" xlink:actuate="onLoad">
            <text:p/>
          </draw:image>
        </draw:frame>
        <draw:connector draw:style-name="gr30" draw:text-style-name="P4" draw:layer="layout" draw:type="line" svg:x1="13.944cm" svg:y1="3.912cm" svg:x2="13.942cm" svg:y2="6.575cm" draw:start-shape="id19" draw:start-glue-point="8" draw:end-shape="id20" draw:end-glue-point="4" svg:d="m13944 3912-2 2663" svg:viewBox="0 0 3 2664">
          <text:p/>
        </draw:connector>
        <draw:connector draw:style-name="gr31" draw:text-style-name="P4" draw:layer="layout" draw:type="line" svg:x1="17.11cm" svg:y1="3.91cm" svg:x2="17.108cm" svg:y2="6.575cm" draw:start-shape="id21" draw:start-glue-point="8" draw:end-shape="id22" draw:end-glue-point="4" svg:d="m17110 3910-2 2665" svg:viewBox="0 0 3 2666">
          <text:p/>
        </draw:connector>
        <draw:connector draw:style-name="gr32" draw:text-style-name="P4" draw:layer="layout" draw:type="line" svg:x1="20.276cm" svg:y1="3.909cm" svg:x2="20.275cm" svg:y2="6.575cm" draw:start-shape="id23" draw:start-glue-point="8" draw:end-shape="id24" draw:end-glue-point="4" svg:d="m20276 3909-1 2666" svg:viewBox="0 0 2 2667">
          <text:p/>
        </draw:connector>
        <draw:connector draw:style-name="gr33" draw:text-style-name="P4" draw:layer="layout" draw:type="line" svg:x1="20.276cm" svg:y1="3.909cm" svg:x2="17.108cm" svg:y2="6.575cm" draw:start-shape="id23" draw:start-glue-point="8" draw:end-shape="id22" draw:end-glue-point="4" svg:d="m20276 3909-3168 2666" svg:viewBox="0 0 3169 2667">
          <text:p/>
        </draw:connector>
        <draw:connector draw:style-name="gr34" draw:text-style-name="P4" draw:layer="layout" draw:type="line" svg:x1="17.11cm" svg:y1="3.91cm" svg:x2="13.942cm" svg:y2="6.575cm" draw:start-shape="id21" draw:start-glue-point="8" draw:end-shape="id20" draw:end-glue-point="4" svg:d="m17110 3910-3168 2665" svg:viewBox="0 0 3169 2666">
          <text:p/>
        </draw:connector>
        <draw:connector draw:style-name="gr35" draw:text-style-name="P4" draw:layer="layout" draw:type="line" svg:x1="13.944cm" svg:y1="3.912cm" svg:x2="17.108cm" svg:y2="6.575cm" draw:start-shape="id19" draw:start-glue-point="8" draw:end-shape="id22" draw:end-glue-point="4" svg:d="m13944 3912 3164 2663" svg:viewBox="0 0 3165 2664">
          <text:p/>
        </draw:connector>
        <draw:connector draw:style-name="gr36" draw:text-style-name="P4" draw:layer="layout" draw:type="line" svg:x1="17.11cm" svg:y1="3.91cm" svg:x2="20.275cm" svg:y2="6.575cm" draw:start-shape="id21" draw:start-glue-point="8" draw:end-shape="id24" draw:end-glue-point="4" svg:d="m17110 3910 3165 2665" svg:viewBox="0 0 3166 2666">
          <text:p/>
        </draw:connector>
        <draw:connector draw:style-name="gr37" draw:text-style-name="P4" draw:layer="layout" draw:type="line" svg:x1="20.276cm" svg:y1="3.909cm" svg:x2="13.942cm" svg:y2="6.575cm" draw:start-shape="id23" draw:start-glue-point="8" draw:end-shape="id20" draw:end-glue-point="4" svg:d="m20276 3909-6334 2666" svg:viewBox="0 0 6335 2667">
          <text:p/>
        </draw:connector>
        <draw:connector draw:style-name="gr38" draw:text-style-name="P4" draw:layer="layout" draw:type="line" svg:x1="13.944cm" svg:y1="3.912cm" svg:x2="20.275cm" svg:y2="6.575cm" draw:start-shape="id19" draw:start-glue-point="8" draw:end-shape="id24" draw:end-glue-point="4" svg:d="m13944 3912 6331 2663" svg:viewBox="0 0 6332 2664">
          <text:p/>
        </draw:connector>
        <draw:connector draw:style-name="gr39" draw:text-style-name="P4" draw:layer="layout" draw:type="line" svg:x1="13.942cm" svg:y1="8.674cm" svg:x2="13.941cm" svg:y2="11.738cm" draw:start-shape="id20" draw:start-glue-point="8" draw:end-shape="id25" draw:end-glue-point="4" svg:d="m13942 8674-1 3064" svg:viewBox="0 0 2 3065">
          <text:p/>
        </draw:connector>
        <draw:connector draw:style-name="gr40" draw:text-style-name="P4" draw:layer="layout" draw:type="line" svg:x1="17.108cm" svg:y1="8.674cm" svg:x2="17.107cm" svg:y2="11.738cm" draw:start-shape="id22" draw:start-glue-point="8" draw:end-shape="id26" draw:end-glue-point="4" svg:d="m17108 8674-1 3064" svg:viewBox="0 0 2 3065">
          <text:p/>
        </draw:connector>
        <draw:connector draw:style-name="gr41" draw:text-style-name="P4" draw:layer="layout" draw:type="line" svg:x1="20.275cm" svg:y1="8.674cm" svg:x2="20.273cm" svg:y2="11.738cm" draw:start-shape="id24" draw:start-glue-point="8" draw:end-shape="id27" draw:end-glue-point="4" svg:d="m20275 8674-2 3064" svg:viewBox="0 0 3 3065">
          <text:p/>
        </draw:connector>
        <draw:connector draw:style-name="gr42" draw:text-style-name="P4" draw:layer="layout" draw:type="line" svg:x1="20.275cm" svg:y1="8.674cm" svg:x2="17.107cm" svg:y2="11.738cm" draw:start-shape="id24" draw:start-glue-point="8" draw:end-shape="id26" draw:end-glue-point="4" svg:d="m20275 8674-3168 3064" svg:viewBox="0 0 3169 3065">
          <text:p/>
        </draw:connector>
        <draw:connector draw:style-name="gr43" draw:text-style-name="P4" draw:layer="layout" draw:type="line" svg:x1="20.275cm" svg:y1="8.674cm" svg:x2="13.941cm" svg:y2="11.738cm" draw:start-shape="id24" draw:start-glue-point="8" draw:end-shape="id25" draw:end-glue-point="4" svg:d="m20275 8674-6334 3064" svg:viewBox="0 0 6335 3065">
          <text:p/>
        </draw:connector>
        <draw:connector draw:style-name="gr44" draw:text-style-name="P4" draw:layer="layout" draw:type="line" svg:x1="13.942cm" svg:y1="8.674cm" svg:x2="17.106cm" svg:y2="11.738cm" draw:start-shape="id20" draw:start-glue-point="8" draw:end-shape="id26" svg:d="m13942 8674 3164 3064" svg:viewBox="0 0 3165 3065">
          <text:p/>
        </draw:connector>
        <draw:connector draw:style-name="gr45" draw:text-style-name="P4" draw:layer="layout" draw:type="line" svg:x1="13.942cm" svg:y1="8.674cm" svg:x2="20.273cm" svg:y2="11.738cm" draw:start-shape="id20" draw:start-glue-point="8" draw:end-shape="id27" draw:end-glue-point="4" svg:d="m13942 8674 6331 3064" svg:viewBox="0 0 6332 3065">
          <text:p/>
        </draw:connector>
        <draw:connector draw:style-name="gr46" draw:text-style-name="P4" draw:layer="layout" draw:type="line" svg:x1="17.108cm" svg:y1="8.674cm" svg:x2="13.941cm" svg:y2="11.738cm" draw:start-shape="id22" draw:start-glue-point="8" draw:end-shape="id25" draw:end-glue-point="4" svg:d="m17108 8674-3167 3064" svg:viewBox="0 0 3168 3065">
          <text:p/>
        </draw:connector>
        <draw:connector draw:style-name="gr47" draw:text-style-name="P4" draw:layer="layout" draw:type="line" svg:x1="17.108cm" svg:y1="8.674cm" svg:x2="20.273cm" svg:y2="11.738cm" draw:start-shape="id22" draw:start-glue-point="8" draw:end-shape="id27" draw:end-glue-point="4" svg:d="m17108 8674 3165 3064" svg:viewBox="0 0 3166 3065">
          <text:p/>
        </draw:connector>
        <draw:connector draw:style-name="gr48" draw:text-style-name="P4" draw:layer="layout" draw:type="line" svg:x1="6.129cm" svg:y1="4.456cm" svg:x2="6.128cm" svg:y2="6.857cm" draw:start-shape="id28" draw:start-glue-point="8" draw:end-shape="id29" draw:end-glue-point="4" svg:d="m6129 4456-1 2401" svg:viewBox="0 0 2 2402">
          <text:p/>
        </draw:connector>
        <draw:connector draw:style-name="gr49" draw:text-style-name="P4" draw:layer="layout" draw:type="line" svg:x1="6.128cm" svg:y1="9.481cm" svg:x2="6.13cm" svg:y2="12.021cm" draw:start-shape="id29" draw:start-glue-point="8" draw:end-shape="id30" draw:end-glue-point="4" svg:d="m6128 9481 2 2540" svg:viewBox="0 0 3 2541">
          <text:p/>
        </draw:connector>
        <draw:connector draw:style-name="gr50" draw:text-style-name="P4" draw:layer="layout" draw:type="curve" svg:x1="20.276cm" svg:y1="3.909cm" svg:x2="11.438cm" svg:y2="5.569cm" draw:start-shape="id23" draw:start-glue-point="8" draw:end-shape="id31" draw:end-glue-point="6" svg:d="m20276 3909c0 1107-2946 1660-8838 1660" svg:viewBox="0 0 8839 1661">
          <text:p/>
        </draw:connector>
        <draw:connector draw:style-name="gr51" draw:text-style-name="P4" draw:layer="layout" draw:type="curve" svg:x1="17.11cm" svg:y1="3.91cm" svg:x2="11.438cm" svg:y2="5.568cm" draw:start-shape="id21" draw:start-glue-point="8" draw:end-shape="id31" svg:d="m17110 3910c0 1106-1890 1658-5672 1658" svg:viewBox="0 0 5673 1659">
          <text:p/>
        </draw:connector>
        <draw:connector draw:style-name="gr52" draw:text-style-name="P4" draw:layer="layout" draw:type="curve" svg:x1="13.944cm" svg:y1="3.912cm" svg:x2="11.438cm" svg:y2="5.569cm" draw:start-shape="id19" draw:start-glue-point="8" draw:end-shape="id31" draw:end-glue-point="6" svg:d="m13944 3912c0 1105-835 1657-2506 1657" svg:viewBox="0 0 2507 1658">
          <text:p/>
        </draw:connector>
        <draw:connector draw:style-name="gr53" draw:text-style-name="P4" draw:layer="layout" draw:type="curve" svg:x1="20.275cm" svg:y1="8.674cm" svg:x2="11.437cm" svg:y2="10.663cm" draw:start-shape="id24" draw:start-glue-point="8" draw:end-shape="id32" draw:end-glue-point="6" svg:d="m20275 8674c0 1326-2946 1989-8838 1989" svg:viewBox="0 0 8839 1990">
          <text:p/>
        </draw:connector>
        <draw:connector draw:style-name="gr54" draw:text-style-name="P4" draw:layer="layout" draw:type="curve" svg:x1="17.108cm" svg:y1="8.674cm" svg:x2="11.437cm" svg:y2="10.663cm" draw:start-shape="id22" draw:start-glue-point="8" draw:end-shape="id32" draw:end-glue-point="6" svg:d="m17108 8674c0 1326-1890 1989-5671 1989" svg:viewBox="0 0 5672 1990">
          <text:p/>
        </draw:connector>
        <draw:connector draw:style-name="gr55" draw:text-style-name="P4" draw:layer="layout" draw:type="curve" svg:x1="13.942cm" svg:y1="8.674cm" svg:x2="11.437cm" svg:y2="10.663cm" draw:start-shape="id20" draw:start-glue-point="8" draw:end-shape="id32" draw:end-glue-point="6" svg:d="m13942 8674c0 1326-835 1989-2505 1989" svg:viewBox="0 0 2506 1990">
          <text:p/>
        </draw:connector>
        <draw:connector draw:style-name="gr56" draw:text-style-name="P4" draw:layer="layout" draw:type="curve" svg:x1="20.273cm" svg:y1="13.837cm" svg:x2="11.435cm" svg:y2="16.171cm" draw:start-shape="id27" draw:start-glue-point="8" draw:end-shape="id33" draw:end-glue-point="6" svg:d="m20273 13837c0 1556-2946 2334-8838 2334" svg:viewBox="0 0 8839 2335">
          <text:p/>
        </draw:connector>
        <draw:connector draw:style-name="gr57" draw:text-style-name="P4" draw:layer="layout" draw:type="curve" svg:x1="17.107cm" svg:y1="13.837cm" svg:x2="11.435cm" svg:y2="16.171cm" draw:start-shape="id26" draw:start-glue-point="8" draw:end-shape="id33" draw:end-glue-point="6" svg:d="m17107 13837c0 1556-1890 2334-5672 2334" svg:viewBox="0 0 5673 2335">
          <text:p/>
        </draw:connector>
        <draw:connector draw:style-name="gr58" draw:text-style-name="P4" draw:layer="layout" draw:type="curve" svg:x1="13.941cm" svg:y1="13.837cm" svg:x2="10.385cm" svg:y2="15.121cm" draw:start-shape="id25" draw:start-glue-point="8" draw:end-shape="id33" svg:d="m13941 13837c0 963-3556 321-3556 1284" svg:viewBox="0 0 3557 1285">
          <text:p/>
        </draw:connector>
        <draw:connector draw:style-name="gr59" draw:text-style-name="P4" draw:layer="layout" draw:type="curve" svg:x1="7.057cm" svg:y1="4.072cm" svg:x2="9.339cm" svg:y2="5.569cm" draw:start-shape="id28" draw:start-glue-point="7" draw:end-shape="id31" draw:end-glue-point="10" svg:d="m7057 4072c1998 0 857 1497 2282 1497" svg:viewBox="0 0 2283 1498">
          <text:p/>
        </draw:connector>
        <draw:connector draw:style-name="gr60" draw:text-style-name="P4" draw:layer="layout" draw:type="curve" svg:x1="7.056cm" svg:y1="9.097cm" svg:x2="9.338cm" svg:y2="10.663cm" draw:start-shape="id29" draw:start-glue-point="7" draw:end-shape="id32" draw:end-glue-point="10" svg:d="m7056 9097c1998 0 857 1566 2282 1566" svg:viewBox="0 0 2283 1567">
          <text:p/>
        </draw:connector>
        <draw:connector draw:style-name="gr61" draw:text-style-name="P4" draw:layer="layout" draw:type="curve" svg:x1="7.441cm" svg:y1="13.332cm" svg:x2="9.336cm" svg:y2="16.171cm" draw:start-shape="id30" draw:end-shape="id33" draw:end-glue-point="10" svg:d="m7441 13332c1420 0 473 2839 1895 2839" svg:viewBox="0 0 1896 2840">
          <text:p/>
        </draw:connector>
        <draw:frame draw:style-name="gr62" draw:text-style-name="P4" draw:layer="layout" svg:width="0.954cm" svg:height="0.924cm" svg:x="5.589cm" svg:y="7.656cm">
          <draw:image xlink:href="Pictures/200000120000013D000001320FE323AE.svm" xlink:type="simple" xlink:show="embed" xlink:actuate="onLoad">
            <text:p/>
          </draw:image>
        </draw:frame>
        <draw:frame draw:style-name="gr63" draw:text-style-name="P4" draw:layer="layout" svg:width="0.972cm" svg:height="0.921cm" svg:x="5.589cm" svg:y="13.029cm">
          <draw:image xlink:href="Pictures/2000001200000143000001311E9825F0.svm" xlink:type="simple" xlink:show="embed" xlink:actuate="onLoad">
            <text:p/>
          </draw:image>
        </draw:frame>
        <draw:frame draw:style-name="gr64" draw:text-style-name="P4" draw:layer="layout" svg:width="1.027cm" svg:height="0.891cm" svg:x="9.93cm" svg:y="5.14cm">
          <draw:image xlink:href="Pictures/200000120000015400000127F3E5C0DA.svm" xlink:type="simple" xlink:show="embed" xlink:actuate="onLoad">
            <text:p/>
          </draw:image>
        </draw:frame>
        <draw:frame draw:style-name="gr65" draw:text-style-name="P4" draw:layer="layout" svg:width="0.952cm" svg:height="0.894cm" svg:x="9.93cm" svg:y="10.375cm">
          <draw:image xlink:href="Pictures/200000120000013B0000012827F3A85D.svm" xlink:type="simple" xlink:show="embed" xlink:actuate="onLoad">
            <text:p/>
          </draw:image>
        </draw:frame>
        <draw:frame draw:style-name="gr66" draw:text-style-name="P4" draw:layer="layout" svg:width="0.97cm" svg:height="0.891cm" svg:x="9.931cm" svg:y="15.747cm">
          <draw:image xlink:href="Pictures/200000120000014100000127DD67BF18.svm" xlink:type="simple" xlink:show="embed" xlink:actuate="onLoad">
            <text:p/>
          </draw:image>
        </draw:frame>
        <draw:g>
          <svg:title>TexMaths</svg:title>
          <svg:desc>18§display§X_{a,G}</svg:desc>
          <draw:polygon draw:style-name="gr67" draw:text-style-name="P2" draw:layer="layout" svg:width="1.855cm" svg:height="0.847cm" svg:x="13.044cm" svg:y="2.497cm" svg:viewBox="0 0 1856 848" draw:points="927,848 0,848 0,0 1856,0 1856,848">
            <text:p/>
          </draw:polygon>
          <draw:path draw:style-name="gr68" draw:text-style-name="P2" draw:layer="layout" svg:width="0.721cm" svg:height="0.597cm" svg:x="13.069cm" svg:y="2.497cm" svg:viewBox="0 0 722 598" svg:d="m402 238-74-173c-3-9-6-10-6-13 0-5 15-22 53-24 9 0 16-3 16-18 0-10-10-10-12-10-37 0-75 3-112 3-22 0-74-3-96-3-4 0-17 0-17 18 0 10 10 10 22 10 53 0 57 6 65 27l103 245-186 199-9 9c-44 46-84 59-130 62-12 0-19 0-19 18 0 0 0 10 12 10 25 0 55-3 82-3 33 0 67 3 97 3 5 0 17 0 17-18 0-10-10-10-12-10-7 0-35-3-35-27 0-14 15-27 25-39l89-95 79-84 87 208c5 10 5 10 5 12 0 9-18 22-52 25-7 0-17 3-17 18 0 10 10 10 14 10 25 0 86-3 110-3 22 0 75 3 97 3 7 0 16 0 16-18 0-10-9-10-14-10-60 0-62-3-77-40-33-78-92-215-111-270 59-59 151-164 177-188 25-22 61-42 112-44 12 0 21 0 21-18 0 0 0-10-13-10-25 0-55 3-82 3-32 0-66-3-97-3-4 0-16 0-16 18 0 7 4 10 9 10 7 0 35 2 35 27 0 12-7 22-15 32z">
            <text:p/>
          </draw:path>
          <draw:path draw:style-name="gr69" draw:text-style-name="P2" draw:layer="layout" svg:width="0.312cm" svg:height="0.274cm" svg:x="13.805cm" svg:y="2.956cm" svg:viewBox="0 0 313 275" svg:d="m220 37c-12-22-31-37-62-37-78 0-158 87-158 174 0 59 40 101 92 101 35 0 62-17 87-42 12 37 47 42 63 42 24 0 38-12 49-31 13-24 22-58 22-61 0-9-9-9-10-9-8 0-11 2-12 19-9 30-21 65-46 65-16 0-22-13-22-29 0-10 6-33 10-49 5-16 9-41 15-53l10-47c5-18 12-46 12-48 0-14-12-20-19-20-13 0-25 7-31 25zm-40 156c-1 18-16 30-29 43-5 5-30 22-57 22-22 0-44-14-44-57 0-34 17-102 31-127 28-46 61-56 77-56 43 0 55 47 55 51 0 3-2 8-2 11z">
            <text:p/>
          </draw:path>
          <draw:path draw:style-name="gr70" draw:text-style-name="P2" draw:layer="layout" svg:width="0.076cm" svg:height="0.188cm" svg:x="14.216cm" svg:y="3.157cm" svg:viewBox="0 0 77 189" svg:d="m59 59c0 35-4 75-47 115-2 2-5 2-5 6 0 3 5 9 11 9 7 0 59-50 59-122 0-37-15-67-43-67-19 0-34 15-34 34s15 35 34 35c16 0 25-10 25-10z">
            <text:p/>
          </draw:path>
          <draw:path draw:style-name="gr71" draw:text-style-name="P2" draw:layer="layout" svg:width="0.473cm" svg:height="0.442cm" svg:x="14.398cm" svg:y="2.795cm" svg:viewBox="0 0 474 443" svg:d="m474 7c0-1-3-7-9-7s-6 0-12 7l-44 48c-5-8-40-55-114-55-149 0-295 131-295 270 0 95 72 173 191 173 51 0 109-13 141-49 8 12 22 36 30 36 4 0 7-3 10-15l12-47c3-11 13-48 13-55 7-28 7-28 44-31 5 0 12 0 12-12 0-4-1-10-7-10-19 0-47 3-67 3-17 0-37 0-51 0s-33-3-48-3c-5 0-14 0-14 15 0 7 7 7 22 7 12 0 25 0 34 3 20 3 22 6 22 12 0 3 0 3-4 18-5 17-12 44-15 53-18 37-74 53-121 53-62 0-142-28-142-133 0-65 30-146 77-194 62-62 127-72 161-72 72 0 115 52 115 120 0 16-3 22-3 25 0 9 7 9 9 9 10 0 10-2 16-15z">
            <text:p/>
          </draw:path>
        </draw:g>
        <draw:g>
          <svg:title>TexMaths</svg:title>
          <svg:desc>18§display§X_{a,R}</svg:desc>
          <draw:polygon draw:style-name="gr72" draw:text-style-name="P2" draw:layer="layout" svg:width="1.84cm" svg:height="0.847cm" svg:x="16.349cm" svg:y="2.497cm" svg:viewBox="0 0 1841 848" draw:points="920,848 0,848 0,0 1841,0 1841,848">
            <text:p/>
          </draw:polygon>
          <draw:path draw:style-name="gr73" draw:text-style-name="P2" draw:layer="layout" svg:width="0.721cm" svg:height="0.597cm" svg:x="16.374cm" svg:y="2.497cm" svg:viewBox="0 0 722 598" svg:d="m402 238-74-173c-3-9-6-10-6-13 0-5 15-22 53-24 9 0 16-3 16-18 0-10-10-10-12-10-37 0-75 3-112 3-22 0-74-3-96-3-4 0-17 0-17 18 0 10 10 10 22 10 53 0 57 6 65 27l103 245-186 199-9 9c-44 46-84 59-130 62-12 0-19 0-19 18 0 0 0 10 12 10 25 0 55-3 82-3 33 0 67 3 97 3 5 0 17 0 17-18 0-10-10-10-12-10-7 0-35-3-35-27 0-14 15-27 25-39l89-95 79-84 87 208c5 10 5 10 5 12 0 9-18 22-52 25-7 0-17 3-17 18 0 10 10 10 14 10 25 0 84-3 109-3 23 0 74 3 98 3 7 0 16 0 16-18 0-10-9-10-15-10-59 0-62-3-76-40-33-78-92-215-111-270 59-59 150-164 177-188 25-22 60-42 112-44 12 0 21 0 21-18 0 0 0-10-13-10-25 0-55 3-82 3-32 0-66-3-97-3-5 0-18 0-18 18 0 7 6 10 11 10 7 0 35 2 35 27 0 12-8 22-15 32z">
            <text:p/>
          </draw:path>
          <draw:path draw:style-name="gr74" draw:text-style-name="P2" draw:layer="layout" svg:width="0.312cm" svg:height="0.274cm" svg:x="17.109cm" svg:y="2.956cm" svg:viewBox="0 0 313 275" svg:d="m220 37c-12-22-31-37-62-37-78 0-158 87-158 174 0 59 40 101 92 101 35 0 62-17 87-42 12 37 47 42 63 42 24 0 38-12 49-31 13-24 22-58 22-61 0-9-9-9-10-9-8 0-11 2-12 19-9 30-21 65-46 65-16 0-22-13-22-29 0-10 6-33 10-49 5-16 9-41 15-53l10-47c5-18 12-46 12-48 0-14-12-20-19-20-13 0-25 7-31 25zm-40 156c-1 18-16 30-29 43-5 5-30 22-57 22-22 0-44-14-44-57 0-34 17-102 31-127 28-46 61-56 77-56 43 0 55 47 55 51 0 3-2 8-2 11z">
            <text:p/>
          </draw:path>
          <draw:path draw:style-name="gr75" draw:text-style-name="P2" draw:layer="layout" svg:width="0.076cm" svg:height="0.188cm" svg:x="17.521cm" svg:y="3.157cm" svg:viewBox="0 0 77 189" svg:d="m59 59c0 35-4 75-47 115-2 2-5 2-5 6 0 3 5 9 11 9 7 0 59-50 59-122 0-37-15-67-43-67-19 0-34 15-34 34s15 35 34 35c16 0 25-10 25-10z">
            <text:p/>
          </draw:path>
          <draw:path draw:style-name="gr76" draw:text-style-name="P2" draw:layer="layout" svg:width="0.474cm" svg:height="0.43cm" svg:x="17.704cm" svg:y="2.807cm" svg:viewBox="0 0 475 431" svg:d="m208 43c5-18 8-18 21-21h38c58 0 127 0 127 62 0 25-10 65-40 87-25 20-62 30-103 30h-80zm112 168c74-18 139-62 139-117 0-51-62-94-152-94h-189c-12 0-19 0-19 12 0 10 7 10 19 10 0 0 13 0 24 0 12 3 14 3 14 10 0 0 0 5-2 12l-82 325c-5 24-5 28-54 28-11 0-18 0-18 12 0 6 6 10 10 10 12 0 24-2 37-2s30 0 43 0c9 0 24 0 37 0 15 0 29 2 41 2 3 0 12 0 12-14 0-8-4-8-19-8-10 0-12 0-22-3-15 0-15-1-15-7 0-3 0-6 3-15l40-153h81c52 0 77 25 77 54 0 8-8 27-10 42-8 29-11 38-11 47 0 50 46 69 93 69 55 0 78-62 78-72 0-2 0-9-10-9-6 0-9 5-12 12-7 28-29 53-54 53-18 0-30-9-30-40 0-18 6-47 8-65s2-22 2-29 0-28-17-45c-12-13-27-20-42-25z">
            <text:p/>
          </draw:path>
        </draw:g>
        <draw:g>
          <svg:title>TexMaths</svg:title>
          <svg:desc>18§display§X_{a,O}</svg:desc>
          <draw:polygon draw:style-name="gr77" draw:text-style-name="P2" draw:layer="layout" svg:width="1.861cm" svg:height="0.847cm" svg:x="19.379cm" svg:y="2.497cm" svg:viewBox="0 0 1862 848" draw:points="932,848 0,848 0,0 1862,0 1862,848">
            <text:p/>
          </draw:polygon>
          <draw:path draw:style-name="gr78" draw:text-style-name="P2" draw:layer="layout" svg:width="0.721cm" svg:height="0.597cm" svg:x="19.404cm" svg:y="2.497cm" svg:viewBox="0 0 722 598" svg:d="m402 238-74-173c-3-9-6-10-6-13 0-5 15-22 53-24 9 0 16-3 16-18 0-10-10-10-12-10-37 0-75 3-112 3-22 0-74-3-96-3-4 0-17 0-17 18 0 10 10 10 22 10 53 0 57 6 65 27l103 245-186 199-9 9c-44 46-84 59-130 62-12 0-19 0-19 18 0 0 0 10 12 10 25 0 55-3 82-3 33 0 67 3 97 3 5 0 17 0 17-18 0-10-10-10-12-10-7 0-35-3-35-27 0-14 15-27 25-39l89-95 79-84 87 208c5 10 5 10 5 12 0 9-18 22-52 25-7 0-17 3-17 18 0 10 10 10 14 10 25 0 86-3 110-3 22 0 75 3 97 3 7 0 16 0 16-18 0-10-9-10-14-10-60 0-62-3-77-40-33-78-92-215-111-270 59-59 151-164 177-188 25-22 61-42 112-44 12 0 21 0 21-18 0 0 0-10-13-10-25 0-55 3-82 3-32 0-66-3-97-3-4 0-16 0-16 18 0 7 4 10 9 10 7 0 35 2 35 27 0 12-7 22-15 32z">
            <text:p/>
          </draw:path>
          <draw:path draw:style-name="gr79" draw:text-style-name="P2" draw:layer="layout" svg:width="0.312cm" svg:height="0.274cm" svg:x="20.141cm" svg:y="2.956cm" svg:viewBox="0 0 313 275" svg:d="m220 37c-12-22-31-37-62-37-78 0-158 87-158 174 0 59 40 101 92 101 35 0 62-17 87-42 12 37 47 42 63 42 24 0 38-12 49-31 13-24 22-58 22-61 0-9-9-9-10-9-8 0-11 2-12 19-9 30-21 65-46 65-16 0-22-13-22-29 0-10 6-33 10-49 5-16 9-41 15-53l10-47c5-18 12-46 12-48 0-14-12-20-19-20-13 0-25 7-31 25zm-40 156c-1 18-16 30-29 43-5 5-30 22-57 22-22 0-44-14-44-57 0-34 17-102 31-127 28-46 61-56 77-56 43 0 55 47 55 51 0 3-2 8-2 11z">
            <text:p/>
          </draw:path>
          <draw:path draw:style-name="gr80" draw:text-style-name="P2" draw:layer="layout" svg:width="0.076cm" svg:height="0.188cm" svg:x="20.552cm" svg:y="3.157cm" svg:viewBox="0 0 77 189" svg:d="m59 59c0 35-4 75-47 115-2 2-5 2-5 6 0 3 5 9 11 9 7 0 59-50 59-122 0-37-15-67-43-67-19 0-34 15-34 34s15 35 34 35c16 0 25-10 25-10z">
            <text:p/>
          </draw:path>
          <draw:path draw:style-name="gr81" draw:text-style-name="P2" draw:layer="layout" svg:width="0.464cm" svg:height="0.442cm" svg:x="20.733cm" svg:y="2.795cm" svg:viewBox="0 0 465 443" svg:d="m465 171c0-97-68-171-177-171-146 0-288 136-288 275 0 100 72 168 179 168 146 0 286-133 286-272zm-282 250c-65 0-121-41-121-133 0-32 10-120 67-189 39-49 100-80 153-80 65 0 122 40 122 130 0 44-17 133-75 201-41 47-99 71-146 71z">
            <text:p/>
          </draw:path>
        </draw:g>
        <draw:g>
          <svg:title>TexMaths</svg:title>
          <svg:desc>18§display§X_{b,G}</svg:desc>
          <draw:polygon draw:style-name="gr82" draw:text-style-name="P2" draw:layer="layout" svg:width="1.784cm" svg:height="0.847cm" svg:x="13.183cm" svg:y="7.317cm" svg:viewBox="0 0 1785 848" draw:points="892,848 0,848 0,0 1785,0 1785,848">
            <text:p/>
          </draw:polygon>
          <draw:path draw:style-name="gr83" draw:text-style-name="P2" draw:layer="layout" svg:width="0.721cm" svg:height="0.597cm" svg:x="13.208cm" svg:y="7.317cm" svg:viewBox="0 0 722 598" svg:d="m402 238-74-173c-3-9-6-10-6-13 0-5 15-22 53-24 9 0 16-3 16-18 0-10-10-10-12-10-37 0-75 3-112 3-22 0-74-3-96-3-4 0-17 0-17 18 0 10 10 10 22 10 53 0 57 6 65 27l103 245-186 199-9 9c-44 46-84 59-130 62-12 0-19 0-19 18 0 0 0 10 12 10 25 0 55-3 82-3 33 0 67 3 97 3 5 0 17 0 17-18 0-10-10-10-12-10-7 0-35-3-35-27 0-14 15-27 25-39l89-95 79-84 87 208c5 10 5 10 5 12 0 9-18 22-52 25-7 0-17 3-17 18 0 10 10 10 14 10 25 0 86-3 110-3 22 0 75 3 97 3 7 0 16 0 16-18 0-10-9-10-14-10-60 0-62-3-77-40-33-78-92-215-111-270 59-59 151-164 177-188 25-22 61-42 112-44 12 0 21 0 21-18 0 0 0-10-13-10-25 0-55 3-82 3-32 0-66-3-97-3-4 0-16 0-16 18 0 7 4 10 9 10 7 0 35 2 35 27 0 12-7 22-15 32z">
            <text:p/>
          </draw:path>
          <draw:path draw:style-name="gr84" draw:text-style-name="P2" draw:layer="layout" svg:width="0.247cm" svg:height="0.43cm" svg:x="13.949cm" svg:y="7.623cm" svg:viewBox="0 0 248 431" svg:d="m121 18c0 0 3-8 3-11s-3-7-10-7c-12 0-64 6-80 6-4 1-12 1-12 13 0 11 8 11 15 11 30 0 30 2 30 7s-5 30-11 44l-12 55c-7 22-38 157-41 164-3 15-3 22-3 31 0 62 40 100 90 100 77 0 158-84 158-173 0-72-50-104-92-104-32 0-60 20-76 35zm-29 397c-33 0-48-28-48-62 0-22 6-46 23-115 2-9 2-12 14-25 24-27 50-42 73-42 25 0 44 20 44 60 0 25-12 89-31 124-16 29-46 60-75 60z">
            <text:p/>
          </draw:path>
          <draw:path draw:style-name="gr85" draw:text-style-name="P2" draw:layer="layout" svg:width="0.076cm" svg:height="0.188cm" svg:x="14.283cm" svg:y="7.977cm" svg:viewBox="0 0 77 189" svg:d="m59 59c0 35-4 75-47 115-2 2-5 2-5 6 0 3 5 9 11 9 7 0 59-50 59-122 0-37-15-67-43-67-19 0-34 15-34 34s15 35 34 35c16 0 25-10 25-10z">
            <text:p/>
          </draw:path>
          <draw:path draw:style-name="gr86" draw:text-style-name="P2" draw:layer="layout" svg:width="0.473cm" svg:height="0.442cm" svg:x="14.465cm" svg:y="7.615cm" svg:viewBox="0 0 474 443" svg:d="m474 7c0-1-3-7-9-7s-6 0-12 7l-44 48c-5-8-40-55-114-55-149 0-295 131-295 270 0 95 72 173 191 173 51 0 109-13 141-49 8 12 22 36 30 36 4 0 7-3 10-15l12-47c3-11 13-48 13-55 7-28 7-28 44-31 5 0 12 0 12-12 0-4-1-10-7-10-19 0-47 3-67 3-17 0-37 0-51 0s-33-3-48-3c-5 0-14 0-14 15 0 7 7 7 22 7 12 0 25 0 34 3 20 3 22 6 22 12 0 3 0 3-4 18-5 17-12 44-15 53-18 37-74 53-121 53-62 0-142-28-142-133 0-65 30-146 77-194 62-62 127-72 161-72 72 0 115 52 115 120 0 16-3 22-3 25 0 9 7 9 9 9 10 0 10-2 16-15z">
            <text:p/>
          </draw:path>
        </draw:g>
        <draw:g>
          <svg:title>TexMaths</svg:title>
          <svg:desc>18§display§X_{b,R}</svg:desc>
          <draw:polygon draw:style-name="gr87" draw:text-style-name="P2" draw:layer="layout" svg:width="1.769cm" svg:height="0.847cm" svg:x="16.351cm" svg:y="7.317cm" svg:viewBox="0 0 1770 848" draw:points="886,848 0,848 0,0 1770,0 1770,848">
            <text:p/>
          </draw:polygon>
          <draw:path draw:style-name="gr88" draw:text-style-name="P2" draw:layer="layout" svg:width="0.721cm" svg:height="0.597cm" svg:x="16.375cm" svg:y="7.317cm" svg:viewBox="0 0 722 598" svg:d="m402 238-74-173c-3-9-6-10-6-13 0-5 15-22 53-24 9 0 16-3 16-18 0-10-10-10-12-10-37 0-75 3-112 3-22 0-74-3-96-3-4 0-17 0-17 18 0 10 10 10 22 10 53 0 57 6 65 27l103 245-186 199-9 9c-44 46-84 59-130 62-12 0-19 0-19 18 0 0 0 10 12 10 25 0 55-3 82-3 33 0 67 3 97 3 5 0 17 0 17-18 0-10-10-10-12-10-7 0-35-3-35-27 0-14 15-27 25-39l89-95 79-84 87 208c5 10 5 10 5 12 0 9-18 22-52 25-7 0-17 3-17 18 0 10 10 10 14 10 25 0 86-3 110-3 22 0 75 3 97 3 7 0 16 0 16-18 0-10-9-10-14-10-60 0-62-3-77-40-33-78-92-215-111-270 59-59 151-164 177-188 25-22 61-42 112-44 12 0 21 0 21-18 0 0 0-10-13-10-25 0-55 3-82 3-32 0-66-3-97-3-4 0-16 0-16 18 0 7 4 10 9 10 7 0 35 2 35 27 0 12-7 22-15 32z">
            <text:p/>
          </draw:path>
          <draw:path draw:style-name="gr89" draw:text-style-name="P2" draw:layer="layout" svg:width="0.247cm" svg:height="0.43cm" svg:x="17.116cm" svg:y="7.623cm" svg:viewBox="0 0 248 431" svg:d="m121 18c0 0 3-8 3-11s-3-7-10-7c-12 0-64 6-80 6-4 1-12 1-12 13 0 11 8 11 15 11 30 0 30 2 30 7s-5 30-11 44l-12 55c-7 22-38 157-41 164-3 15-3 22-3 31 0 62 40 100 90 100 77 0 158-84 158-173 0-72-50-104-92-104-32 0-60 20-76 35zm-29 397c-33 0-48-28-48-62 0-22 6-46 23-115 2-9 2-12 14-25 24-27 50-42 73-42 25 0 44 20 44 60 0 25-12 89-31 124-16 29-46 60-75 60z">
            <text:p/>
          </draw:path>
          <draw:path draw:style-name="gr90" draw:text-style-name="P2" draw:layer="layout" svg:width="0.076cm" svg:height="0.188cm" svg:x="17.451cm" svg:y="7.977cm" svg:viewBox="0 0 77 189" svg:d="m59 59c0 35-4 75-47 115-2 2-5 2-5 6 0 3 5 9 11 9 7 0 59-50 59-122 0-37-15-67-43-67-19 0-34 15-34 34s15 35 34 35c16 0 25-10 25-10z">
            <text:p/>
          </draw:path>
          <draw:path draw:style-name="gr91" draw:text-style-name="P2" draw:layer="layout" svg:width="0.476cm" svg:height="0.43cm" svg:x="17.634cm" svg:y="7.627cm" svg:viewBox="0 0 477 431" svg:d="m208 43c5-18 8-18 21-21h38c58 0 127 0 127 62 0 25-10 65-40 87-25 20-62 30-103 30h-80zm112 168c74-18 139-62 139-117 0-51-62-94-152-94h-189c-12 0-19 0-19 12 0 10 7 10 19 10 0 0 13 0 24 0 12 3 14 3 14 10 0 0 0 5-2 12l-82 325c-5 24-5 28-54 28-11 0-18 0-18 12 0 6 6 10 10 10 12 0 24-2 37-2s30 0 43 0c9 0 24 0 37 0 15 0 29 2 41 2 3 0 12 0 12-14 0-8-4-8-19-8-10 0-12 0-22-3-15 0-15-1-15-7 0-3 0-6 3-15l40-153h81c52 0 77 25 77 54 0 8-8 27-10 42-8 29-11 38-11 47 0 50 46 69 93 69 55 0 80-62 80-72 0-2 0-9-12-9-6 0-9 5-12 12-7 28-29 53-54 53-18 0-30-9-30-40 0-18 6-47 8-65s2-22 2-29 0-28-17-45c-12-13-27-20-42-25z">
            <text:p/>
          </draw:path>
        </draw:g>
        <draw:g>
          <svg:title>TexMaths</svg:title>
          <svg:desc>18§display§X_{b,O}</svg:desc>
          <draw:polygon draw:style-name="gr92" draw:text-style-name="P2" draw:layer="layout" svg:width="1.789cm" svg:height="0.847cm" svg:x="19.518cm" svg:y="7.317cm" svg:viewBox="0 0 1790 848" draw:points="895,848 0,848 0,0 1790,0 1790,848">
            <text:p/>
          </draw:polygon>
          <draw:path draw:style-name="gr93" draw:text-style-name="P2" draw:layer="layout" svg:width="0.721cm" svg:height="0.597cm" svg:x="19.543cm" svg:y="7.317cm" svg:viewBox="0 0 722 598" svg:d="m402 238-74-173c-3-9-6-10-6-13 0-5 15-22 53-24 9 0 16-3 16-18 0-10-10-10-12-10-37 0-75 3-112 3-22 0-74-3-96-3-4 0-17 0-17 18 0 10 10 10 22 10 53 0 57 6 65 27l103 245-186 199-9 9c-44 46-84 59-130 62-12 0-19 0-19 18 0 0 0 10 12 10 25 0 55-3 82-3 33 0 67 3 97 3 5 0 17 0 17-18 0-10-10-10-12-10-7 0-35-3-35-27 0-14 15-27 25-39l89-95 79-84 87 208c5 10 5 10 5 12 0 9-18 22-52 25-7 0-17 3-17 18 0 10 10 10 14 10 25 0 86-3 110-3 22 0 75 3 97 3 7 0 18 0 18-18 0-10-11-10-16-10-59 0-62-3-77-40-31-78-92-215-111-270 59-59 151-164 179-188 25-22 59-42 111-44 13 0 20 0 20-18 0 0 0-10-13-10-25 0-55 3-81 3-33 0-67-3-98-3-4 0-16 0-16 18 0 7 4 10 9 10 7 0 35 2 35 27 0 12-7 22-15 32z">
            <text:p/>
          </draw:path>
          <draw:path draw:style-name="gr94" draw:text-style-name="P2" draw:layer="layout" svg:width="0.247cm" svg:height="0.43cm" svg:x="20.284cm" svg:y="7.623cm" svg:viewBox="0 0 248 431" svg:d="m121 18c0 0 3-8 3-11s-3-7-10-7c-12 0-64 6-80 6-4 1-12 1-12 13 0 11 8 11 15 11 30 0 30 2 30 7s-5 30-11 44l-12 55c-7 22-38 157-41 164-3 15-3 22-3 31 0 62 40 100 90 100 77 0 158-84 158-173 0-72-50-104-92-104-32 0-60 20-76 35zm-29 397c-33 0-48-28-48-62 0-22 6-46 23-115 2-9 2-12 14-25 24-27 50-42 73-42 25 0 44 20 44 60 0 25-12 89-31 124-16 29-46 60-75 60z">
            <text:p/>
          </draw:path>
          <draw:path draw:style-name="gr95" draw:text-style-name="P2" draw:layer="layout" svg:width="0.076cm" svg:height="0.188cm" svg:x="20.618cm" svg:y="7.977cm" svg:viewBox="0 0 77 189" svg:d="m59 59c0 35-4 75-47 115-2 2-5 2-5 6 0 3 5 9 11 9 7 0 59-50 59-122 0-37-15-67-43-67-19 0-34 15-34 34s15 35 34 35c16 0 25-10 25-10z">
            <text:p/>
          </draw:path>
          <draw:path draw:style-name="gr96" draw:text-style-name="P2" draw:layer="layout" svg:width="0.466cm" svg:height="0.442cm" svg:x="20.8cm" svg:y="7.615cm" svg:viewBox="0 0 467 443" svg:d="m467 171c0-97-70-171-179-171-146 0-288 136-288 275 0 100 72 168 179 168 146 0 288-133 288-272zm-284 250c-65 0-121-41-121-133 0-32 10-120 67-189 39-49 100-80 153-80 65 0 122 40 122 130 0 44-17 133-75 201-41 47-99 71-146 71z">
            <text:p/>
          </draw:path>
        </draw:g>
        <draw:g>
          <svg:title>TexMaths</svg:title>
          <svg:desc>18§display§X_{c,G}</svg:desc>
          <draw:polygon draw:style-name="gr97" draw:text-style-name="P2" draw:layer="layout" svg:width="1.789cm" svg:height="0.847cm" svg:x="13.184cm" svg:y="12.413cm" svg:viewBox="0 0 1790 848" draw:points="895,848 0,848 0,0 1790,0 1790,848">
            <text:p/>
          </draw:polygon>
          <draw:path draw:style-name="gr98" draw:text-style-name="P2" draw:layer="layout" svg:width="0.721cm" svg:height="0.597cm" svg:x="13.209cm" svg:y="12.413cm" svg:viewBox="0 0 722 598" svg:d="m402 238-74-173c-3-9-6-10-6-13 0-5 15-22 53-24 9 0 16-3 16-18 0-10-10-10-12-10-37 0-75 3-112 3-22 0-74-3-96-3-4 0-17 0-17 18 0 10 10 10 22 10 53 0 57 6 65 27l103 245-186 199-9 9c-44 46-84 59-130 62-12 0-19 0-19 18 0 0 0 10 12 10 25 0 55-3 82-3 33 0 67 3 97 3 5 0 17 0 17-18 0-10-10-10-12-10-7 0-35-3-35-27 0-14 15-27 25-39l89-95 79-84 87 208c5 10 5 10 5 12 0 9-18 22-52 25-7 0-17 3-17 18 0 10 10 10 14 10 25 0 86-3 110-3 22 0 75 3 97 3 7 0 18 0 18-18 0-10-11-10-16-10-59 0-62-3-77-40-31-78-92-215-111-270 59-59 151-164 179-188 25-22 59-42 111-44 13 0 20 0 20-18 0 0 0-10-13-10-25 0-55 3-81 3-33 0-67-3-98-3-4 0-16 0-16 18 0 7 4 10 9 10 7 0 35 2 35 27 0 12-7 22-15 32z">
            <text:p/>
          </draw:path>
          <draw:path draw:style-name="gr99" draw:text-style-name="P2" draw:layer="layout" svg:width="0.265cm" svg:height="0.274cm" svg:x="13.949cm" svg:y="12.872cm" svg:viewBox="0 0 266 275" svg:d="m230 34c-22 6-32 22-32 35 0 18 13 23 25 23s35-11 35-40c0-40-47-52-82-52-92 0-176 84-176 168 0 55 37 107 114 107 102 0 152-59 152-70 0-1-6-9-11-9s-4 2-10 8c-47 54-118 54-131 54-45 0-64-29-64-67 0-17 9-85 42-126 22-31 54-47 84-47 10 0 40 0 54 16z">
            <text:p/>
          </draw:path>
          <draw:path draw:style-name="gr100" draw:text-style-name="P2" draw:layer="layout" svg:width="0.076cm" svg:height="0.188cm" svg:x="14.29cm" svg:y="13.073cm" svg:viewBox="0 0 77 189" svg:d="m59 59c0 35-4 75-47 115-2 2-5 2-5 6 0 3 5 9 11 9 7 0 59-50 59-122 0-37-15-67-43-67-19 0-34 15-34 34s15 35 34 35c16 0 25-10 25-10z">
            <text:p/>
          </draw:path>
          <draw:path draw:style-name="gr101" draw:text-style-name="P2" draw:layer="layout" svg:width="0.473cm" svg:height="0.442cm" svg:x="14.471cm" svg:y="12.711cm" svg:viewBox="0 0 474 443" svg:d="m474 7c0-1-3-7-7-7s-8 0-13 7l-45 48c-5-8-40-55-114-55-149 0-295 131-295 270 0 95 72 173 191 173 51 0 109-13 141-49 8 12 22 36 30 36 4 0 7-3 10-15l12-47c3-11 13-48 13-55 7-28 7-28 44-31 5 0 13 0 13-12 0-4-2-10-8-10-19 0-47 3-67 3-17 0-37 0-51 0s-33-3-48-3c-5 0-14 0-14 15 0 7 7 7 22 7 12 0 25 0 34 3 20 3 22 6 22 12 0 3 0 3-4 18-5 17-12 44-15 53-18 37-74 53-121 53-62 0-142-28-142-133 0-65 30-146 77-194 62-62 127-72 161-72 72 0 115 52 115 120 0 16-3 22-3 25 0 9 7 9 9 9 10 0 10-2 16-15z">
            <text:p/>
          </draw:path>
        </draw:g>
        <draw:g>
          <svg:title>TexMaths</svg:title>
          <svg:desc>18§display§X_{c,R}</svg:desc>
          <draw:polygon draw:style-name="gr102" draw:text-style-name="P2" draw:layer="layout" svg:width="1.774cm" svg:height="0.847cm" svg:x="16.352cm" svg:y="12.413cm" svg:viewBox="0 0 1775 848" draw:points="888,848 0,848 0,0 1775,0 1775,848">
            <text:p/>
          </draw:polygon>
          <draw:path draw:style-name="gr103" draw:text-style-name="P2" draw:layer="layout" svg:width="0.721cm" svg:height="0.597cm" svg:x="16.377cm" svg:y="12.413cm" svg:viewBox="0 0 722 598" svg:d="m402 238-74-173c-3-9-6-10-6-13 0-5 15-22 53-24 9 0 16-3 16-18 0-10-10-10-12-10-37 0-75 3-112 3-22 0-74-3-96-3-4 0-17 0-17 18 0 10 10 10 22 10 53 0 57 6 65 27l103 245-186 199-9 9c-44 46-84 59-130 62-12 0-19 0-19 18 0 0 0 10 12 10 25 0 55-3 82-3 33 0 67 3 97 3 5 0 17 0 17-18 0-10-10-10-12-10-7 0-35-3-35-27 0-14 15-27 25-39l89-95 79-84 87 208c5 10 5 10 5 12 0 9-18 22-52 25-7 0-17 3-17 18 0 10 10 10 14 10 25 0 86-3 110-3 22 0 75 3 97 3 7 0 16 0 16-18 0-10-9-10-14-10-60 0-62-3-77-40-33-78-92-215-111-270 59-59 151-164 177-188 25-22 61-42 112-44 12 0 21 0 21-18 0 0 0-10-13-10-25 0-55 3-82 3-32 0-66-3-97-3-4 0-16 0-16 18 0 7 4 10 9 10 7 0 35 2 35 27 0 12-7 22-15 32z">
            <text:p/>
          </draw:path>
          <draw:path draw:style-name="gr104" draw:text-style-name="P2" draw:layer="layout" svg:width="0.265cm" svg:height="0.274cm" svg:x="17.115cm" svg:y="12.872cm" svg:viewBox="0 0 266 275" svg:d="m230 34c-22 6-32 22-32 35 0 18 13 23 25 23s35-11 35-40c0-40-47-52-82-52-92 0-176 84-176 168 0 55 37 107 114 107 102 0 152-59 152-70 0-1-6-9-11-9s-4 2-10 8c-47 54-118 54-131 54-45 0-64-29-64-67 0-17 9-85 42-126 22-31 54-47 84-47 10 0 40 0 54 16z">
            <text:p/>
          </draw:path>
          <draw:path draw:style-name="gr105" draw:text-style-name="P2" draw:layer="layout" svg:width="0.076cm" svg:height="0.188cm" svg:x="17.458cm" svg:y="13.073cm" svg:viewBox="0 0 77 189" svg:d="m59 59c0 35-4 75-47 115-2 2-5 2-5 6 0 3 5 9 11 9 7 0 59-50 59-122 0-37-15-67-43-67-19 0-34 15-34 34s15 35 34 35c16 0 25-10 25-10z">
            <text:p/>
          </draw:path>
          <draw:path draw:style-name="gr106" draw:text-style-name="P2" draw:layer="layout" svg:width="0.476cm" svg:height="0.43cm" svg:x="17.641cm" svg:y="12.723cm" svg:viewBox="0 0 477 431" svg:d="m208 43c5-18 8-18 21-21h38c58 0 127 0 127 62 0 25-10 65-40 87-25 20-62 30-103 30h-80zm112 168c74-18 139-62 139-117 0-51-62-94-152-94h-189c-12 0-19 0-19 12 0 10 7 10 19 10 0 0 13 0 24 0 12 3 14 3 14 10 0 0 0 5-2 12l-82 325c-5 24-5 28-54 28-11 0-18 0-18 12 0 6 6 10 10 10 12 0 24-2 37-2s30 0 43 0c9 0 24 0 37 0 15 0 29 2 41 2 3 0 12 0 12-14 0-8-4-8-19-8-10 0-12 0-22-3-15 0-15-1-15-7 0-3 0-6 3-15l40-153h81c52 0 77 25 77 54 0 8-8 27-10 42-8 29-11 38-11 47 0 50 46 69 93 69 55 0 80-62 80-72 0-2 0-9-12-9-6 0-9 5-12 12-7 28-29 53-54 53-18 0-30-9-30-40 0-18 6-47 8-65s2-22 2-29 0-28-17-45c-12-13-27-20-42-25z">
            <text:p/>
          </draw:path>
        </draw:g>
        <draw:g>
          <svg:title>TexMaths</svg:title>
          <svg:desc>18§display§X_{c,O}</svg:desc>
          <draw:polygon draw:style-name="gr107" draw:text-style-name="P2" draw:layer="layout" svg:width="1.794cm" svg:height="0.847cm" svg:x="19.519cm" svg:y="12.413cm" svg:viewBox="0 0 1795 848" draw:points="898,848 0,848 0,0 1795,0 1795,848">
            <text:p/>
          </draw:polygon>
          <draw:path draw:style-name="gr108" draw:text-style-name="P2" draw:layer="layout" svg:width="0.721cm" svg:height="0.597cm" svg:x="19.544cm" svg:y="12.413cm" svg:viewBox="0 0 722 598" svg:d="m402 238-74-173c-3-9-6-10-6-13 0-5 15-22 53-24 9 0 16-3 16-18 0-10-10-10-12-10-37 0-75 3-112 3-22 0-74-3-96-3-4 0-17 0-17 18 0 10 10 10 22 10 53 0 57 6 65 27l103 245-186 199-9 9c-44 46-84 59-130 62-12 0-19 0-19 18 0 0 0 10 12 10 25 0 55-3 82-3 33 0 67 3 97 3 5 0 17 0 17-18 0-10-10-10-12-10-7 0-35-3-35-27 0-14 15-27 25-39l89-95 79-84 87 208c5 10 5 10 5 12 0 9-18 22-52 25-7 0-17 3-17 18 0 10 10 10 14 10 25 0 86-3 110-3 22 0 75 3 97 3 7 0 16 0 16-18 0-10-9-10-14-10-60 0-62-3-77-40-33-78-92-215-111-270 59-59 151-164 177-188 25-22 61-42 112-44 12 0 21 0 21-18 0 0 0-10-13-10-25 0-55 3-82 3-32 0-66-3-97-3-4 0-16 0-16 18 0 7 4 10 9 10 7 0 35 2 35 27 0 12-7 22-15 32z">
            <text:p/>
          </draw:path>
          <draw:path draw:style-name="gr109" draw:text-style-name="P2" draw:layer="layout" svg:width="0.265cm" svg:height="0.274cm" svg:x="20.282cm" svg:y="12.872cm" svg:viewBox="0 0 266 275" svg:d="m230 34c-22 6-32 22-32 35 0 18 13 23 25 23s35-11 35-40c0-40-47-52-82-52-92 0-176 84-176 168 0 55 37 107 114 107 102 0 152-59 152-70 0-1-6-9-11-9s-4 2-10 8c-47 54-118 54-131 54-45 0-64-29-64-67 0-17 9-85 42-126 22-31 54-47 84-47 10 0 40 0 54 16z">
            <text:p/>
          </draw:path>
          <draw:path draw:style-name="gr110" draw:text-style-name="P2" draw:layer="layout" svg:width="0.076cm" svg:height="0.188cm" svg:x="20.625cm" svg:y="13.073cm" svg:viewBox="0 0 77 189" svg:d="m59 59c0 35-4 75-47 115-2 2-5 2-5 6 0 3 5 9 11 9 7 0 59-50 59-122 0-37-15-67-43-67-19 0-34 15-34 34s15 35 34 35c16 0 25-10 25-10z">
            <text:p/>
          </draw:path>
          <draw:path draw:style-name="gr111" draw:text-style-name="P2" draw:layer="layout" svg:width="0.464cm" svg:height="0.442cm" svg:x="20.806cm" svg:y="12.711cm" svg:viewBox="0 0 465 443" svg:d="m465 171c0-97-68-171-177-171-146 0-288 136-288 275 0 100 72 168 179 168 146 0 286-133 286-272zm-282 250c-65 0-121-41-121-133 0-32 10-120 67-189 39-49 100-80 153-80 65 0 122 40 122 130 0 44-17 133-75 201-41 47-99 71-146 71z">
            <text:p/>
          </draw:path>
        </draw:g>
        <presentation:notes draw:style-name="dp2">
          <office:forms form:automatic-focus="false" form:apply-design-mode="false"/>
          <draw:page-thumbnail draw:style-name="gr15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 PL ShanHeiSun Uni1" svg:font-family="'AR PL ShanHeiSun Uni'"/>
    <style:font-face style:name="Arial1" svg:font-family="Arial"/>
    <style:font-face style:name="Arial Black1" svg:font-family="'Arial Black'" style:font-family-generic="roman"/>
    <style:font-face style:name="Liberation Sans3" svg:font-family="'Liberation Sans'" style:font-family-generic="swiss"/>
    <style:font-face style:name="Liberation Sans4" svg:font-family="'Liberation Sans'" style:font-adornments="Regular" style:font-family-generic="swiss"/>
    <style:font-face style:name="Courier1" svg:font-family="Courier" style:font-family-generic="modern" style:font-pitch="fixed"/>
    <style:font-face style:name="Liberation Mono1" svg:font-family="'Liberation Mono'" style:font-family-generic="modern" style:font-pitch="fixed"/>
    <style:font-face style:name="AR PL ShanHeiSun Uni" svg:font-family="'AR PL ShanHeiSun Uni'" style:font-pitch="variable"/>
    <style:font-face style:name="Arial" svg:font-family="Arial" style:font-pitch="variable"/>
    <style:font-face style:name="DejaVu Sans1" svg:font-family="'DejaVu Sans'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2" svg:font-family="'Liberation Sans'" style:font-pitch="variable"/>
    <style:font-face style:name="MS Gothic" svg:font-family="'MS Gothic'" style:font-pitch="variable"/>
    <style:font-face style:name="Tahoma" svg:font-family="Tahoma" style:font-pitch="variable"/>
    <style:font-face style:name="Courier" svg:font-family="Courier" style:font-family-generic="modern" style:font-pitch="variable"/>
    <style:font-face style:name="Liberation Mono" svg:font-family="'Liberation Mono'" style:font-family-generic="modern" style:font-pitch="variable"/>
    <style:font-face style:name="Liberation Serif2" svg:font-family="'Liberation Serif'" style:font-family-generic="modern" style:font-pitch="variable"/>
    <style:font-face style:name="Arial2" svg:font-family="Arial" style:font-family-generic="roman" style:font-pitch="variable"/>
    <style:font-face style:name="Arial Black" svg:font-family="'Arial Black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wiss" style:font-pitch="variable"/>
    <style:font-face style:name="DejaVu Sans2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AR PL ShanHeiSun Uni2" svg:font-family="'AR PL ShanHeiSun Uni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Gradient_20_10" draw:display-name="Gradient 10" draw:style="linear" draw:start-color="#3465af" draw:end-color="#ffffff" draw:start-intensity="100%" draw:end-intensity="100%" draw:angle="0" draw:border="0%"/>
    <draw:gradient draw:name="Gradient_20_11" draw:display-name="Gradient 11" draw:style="linear" draw:start-color="#3465af" draw:end-color="#ffffff" draw:start-intensity="100%" draw:end-intensity="100%" draw:angle="0" draw:border="0%"/>
    <draw:gradient draw:name="Gradient_20_13" draw:display-name="Gradient 13" draw:style="linear" draw:start-color="#3465af" draw:end-color="#ffffff" draw:start-intensity="100%" draw:end-intensity="100%" draw:angle="0" draw:border="0%"/>
    <draw:gradient draw:name="Gradient_20_15" draw:display-name="Gradient 15" draw:style="linear" draw:start-color="#3465af" draw:end-color="#ffffff" draw:start-intensity="100%" draw:end-intensity="100%" draw:angle="0" draw:border="0%"/>
    <draw:gradient draw:name="Gradient_20_16" draw:display-name="Gradient 16" draw:style="linear" draw:start-color="#3465af" draw:end-color="#ffffff" draw:start-intensity="100%" draw:end-intensity="100%" draw:angle="0" draw:border="0%"/>
    <draw:gradient draw:name="Gradient_20_7" draw:display-name="Gradient 7" draw:style="linear" draw:start-color="#3465af" draw:end-color="#ffffff" draw:start-intensity="100%" draw:end-intensity="100%" draw:angle="0" draw:border="0%"/>
    <draw:gradient draw:name="Gradient_20_9" draw:display-name="Gradient 9" draw:style="linear" draw:start-color="#808080" draw:end-color="#ffffff" draw:start-intensity="100%" draw:end-intensity="100%" draw:angle="0" draw:border="0%"/>
    <draw:hatch draw:name="Hatch_20_1" draw:display-name="Hatch 1" draw:style="single" draw:color="#000000" draw:distance="0.02cm" draw:rotation="0"/>
    <draw:hatch draw:name="Hatching_20_1" draw:display-name="Hatching 1" draw:style="single" draw:color="#3465af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Small_20_Arrow" draw:display-name="Small Arrow" svg:viewBox="0 0 1321 3493" svg:d="m1321 3493h-1321l702-3493z"/>
    <draw:stroke-dash draw:name="Dash_20_2" draw:display-name="Dash 2" draw:style="rect" draw:dots1="1" draw:dots1-length="0.02cm" draw:dots2="1" draw:dots2-length="0.02cm" draw:distance="0.02cm"/>
    <draw:stroke-dash draw:name="Fine_20_Dashed_20__28_var_29_" draw:display-name="Fine Dashed (var)" draw:style="rect" draw:dots1="1" draw:dots1-length="197%" draw:distance="197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svg:stroke-width="0.051cm" draw:marker-start-width="0.279cm" draw:marker-end-width="0.279cm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bulle" style:family="graphic">
      <style:graphic-properties svg:stroke-width="0.1cm" svg:stroke-color="#ff0000" draw:marker-start-width="0.35cm" draw:marker-end-width="0.35cm" draw:fill="none" draw:fill-image-width="0cm" draw:fill-image-height="0cm"/>
    </style:style>
    <style:style style:name="PipelineBox" style:family="graphic">
      <style:graphic-properties draw:fill-gradient-name="Gradient_20_7" draw:fill-hatch-name="Hatching_20_1" draw:fill-image-name="Bitmape_20_1"/>
    </style:style>
    <style:style style:name="special1" style:family="graphic">
      <style:graphic-properties draw:stroke="none" draw:stroke-dash="Dash_20_2" draw:fill-color="#333333" draw:fill-gradient-name="Gradient_20_9" draw:fill-hatch-name="Hatch_20_1" draw:fill-image-name="Bitmape_20_1" draw:fill-image-width="0cm" draw:fill-image-height="0cm"/>
      <style:text-properties fo:color="#ffffff"/>
    </style:style>
    <style:style style:name="special2" style:family="graphic">
      <style:graphic-properties draw:stroke="none" draw:stroke-dash="Dash_20_2" draw:fill-color="#004a4a" draw:fill-gradient-name="Gradient_20_9" draw:fill-hatch-name="Hatch_20_1" draw:fill-image-name="Bitmape_20_1" draw:fill-image-width="0cm" draw:fill-image-height="0cm"/>
      <style:text-properties fo:color="#ffffff"/>
    </style:style>
    <style:style style:name="box1" style:family="graphic">
      <style:graphic-properties draw:stroke-dash="Dash_20_2" draw:fill-gradient-name="Gradient_20_10" draw:fill-hatch-name="Hatching_20_1" draw:fill-image-name="Bitmape_20_1"/>
    </style:style>
    <style:style style:name="box2" style:family="graphic">
      <style:graphic-properties draw:stroke-dash="Dash_20_2" draw:fill-gradient-name="Gradient_20_10" draw:fill-hatch-name="Hatching_20_1" draw:fill-image-name="Bitmape_20_1"/>
    </style:style>
    <style:style style:name="road" style:family="graphic">
      <style:graphic-properties draw:stroke="none" draw:stroke-dash="Dash_20_2" draw:fill-color="#666666" draw:fill-gradient-name="Gradient_20_7" draw:fill-hatch-name="Hatching_20_1" draw:fill-image-name="Bitmape_20_1" draw:fill-image-width="0cm" draw:fill-image-height="0cm"/>
    </style:style>
    <style:style style:name="road_20_line" style:display-name="road line" style:family="graphic" style:parent-style-name="objectwithoutfill">
      <style:graphic-properties draw:stroke="dash" draw:stroke-dash="Fine_20_Dashed_20__28_var_29_" svg:stroke-width="0.203cm" svg:stroke-color="#ffffff" draw:marker-start-width="0.508cm" draw:marker-end-width="0.508cm" draw:fill-gradient-name="Gradient_20_7" draw:fill-hatch-name="Hatching_20_1" draw:fill-image-name="Bitmape_20_1"/>
    </style:style>
    <style:style style:name="arrows" style:family="graphic" style:parent-style-name="objectwithoutfill">
      <style:graphic-properties draw:stroke-dash="Dash_20_2" svg:stroke-width="0.051cm" draw:marker-start-width="0.279cm" draw:marker-end="Small_20_Arrow" draw:marker-end-width="0.279cm" draw:fill-gradient-name="Gradient_20_7" draw:fill-hatch-name="Hatching_20_1" draw:fill-image-name="Bitmape_20_1"/>
    </style:style>
    <style:style style:name="mask" style:family="graphic">
      <style:graphic-properties draw:stroke="none" draw:stroke-dash="Dash_20_2" draw:fill-color="#ffffff" draw:fill-gradient-name="Gradient_20_10" draw:fill-hatch-name="Hatch_20_1" draw:fill-image-name="Bitmape_20_1" draw:opacity="100%" draw:fill-image-width="0cm" draw:fill-image-height="0cm" draw:shadow-opacity="100%"/>
    </style:style>
    <style:style style:name="mathbox" style:family="graphic" style:parent-style-name="measure">
      <style:graphic-properties draw:stroke="none" draw:stroke-dash="Dash_20_2" draw:fill="solid" draw:fill-color="#e6e6ff" draw:fill-gradient-name="Gradient_20_9" draw:fill-hatch-name="Hatch_20_1" draw:fill-image-name="Bitmape_20_1" draw:fill-image-width="0cm" draw:fill-image-height="0cm"/>
    </style:style>
    <style:style style:name="convexpart" style:family="graphic">
      <style:graphic-properties draw:stroke="none" draw:stroke-dash="Dash_20_2" draw:fill-color="#23ff23" draw:fill-gradient-name="Gradient_20_11" draw:fill-hatch-name="Hatching_20_1" draw:fill-image-name="Bitmape_20_1" draw:opacity="50%" draw:fill-image-width="0cm" draw:fill-image-height="0cm" draw:shadow-opacity="50%"/>
    </style:style>
    <style:style style:name="citation" style:family="graphic">
      <style:graphic-properties draw:stroke="none" draw:stroke-dash="Dash_20_2" draw:fill-color="#ffffff" draw:fill-gradient-name="Gradient_20_13" draw:fill-hatch-name="Hatching_20_1" draw:fill-image-name="Bitmape_20_1" draw:fill-image-width="0cm" draw:fill-image-height="0cm" draw:shadow-offset-x="0.305cm" draw:shadow-offset-y="0.305cm"/>
      <style:text-properties fo:font-size="14pt"/>
    </style:style>
    <style:style style:name="known_5f_box" style:display-name="known_box" style:family="graphic" style:parent-style-name="standard">
      <style:graphic-properties draw:stroke-dash="Dash_20_2" svg:stroke-width="0.102cm" svg:stroke-color="#008000" draw:marker-start-width="0.457cm" draw:marker-end-width="0.457cm" draw:fill="none" draw:fill-gradient-name="Gradient_20_15" draw:fill-hatch-name="Hatching_20_1" draw:fill-image-name="Bitmape_20_1" draw:fill-image-width="0cm" draw:fill-image-height="0cm"/>
    </style:style>
    <style:style style:name="known_5f_plain" style:display-name="known_plain" style:family="graphic" style:parent-style-name="standard">
      <style:graphic-properties draw:stroke-dash="Dash_20_2" draw:fill-color="#008000" draw:fill-gradient-name="Gradient_20_16" draw:fill-hatch-name="Hatching_20_1" draw:fill-image-name="Bitmape_20_1" draw:opacity="50%" draw:fill-image-width="0cm" draw:fill-image-height="0cm" draw:shadow-opacity="50%"/>
    </style:style>
    <style:style style:name="nodes_5f_plain" style:display-name="nodes_plain" style:family="graphic" style:parent-style-name="standard">
      <style:graphic-properties draw:stroke-dash="Dash_20_2" draw:fill-color="#000080" draw:fill-gradient-name="Gradient_20_16" draw:fill-hatch-name="Hatching_20_1" draw:fill-image-name="Bitmape_20_1" draw:opacity="35%" draw:fill-image-width="0cm" draw:fill-image-height="0cm" draw:shadow-offset-x="0.305cm" draw:shadow-offset-y="0.305cm" draw:shadow-opacity="35%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color="#17267b"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17267b" style:text-outline="false" style:text-line-through-style="non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title-background" style:family="presentation">
      <style:graphic-properties draw:stroke="none" draw:fill="none"/>
      <style:text-properties style:letter-kerning="true"/>
    </style:style>
    <style:style style:name="titl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top="0cm" fo:margin-bottom="0.4cm"/>
      <style:text-properties fo:font-size="28pt" style:font-size-asian="28pt" style:font-size-complex="28pt"/>
    </style:style>
    <style:style style:name="title-outline3" style:family="presentation" style:parent-style-name="title-outline2">
      <style:paragraph-properties fo:margin-top="0cm" fo:margin-bottom="0.3cm"/>
      <style:text-properties fo:font-size="24pt" style:font-size-asian="24pt" style:font-size-complex="24pt"/>
    </style:style>
    <style:style style:name="title-outline4" style:family="presentation" style:parent-style-name="title-outline3">
      <style:paragraph-properties fo:margin-top="0cm" fo:margin-bottom="0.2cm"/>
      <style:text-properties fo:font-size="20pt" style:font-size-asian="20pt" style:font-size-complex="20pt"/>
    </style:style>
    <style:style style:name="title-outline5" style:family="presentation" style:parent-style-name="title-outline4">
      <style:paragraph-properties fo:margin-top="0cm" fo:margin-bottom="0.1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cm" fo:margin-bottom="0.1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cm" fo:margin-bottom="0.1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cm" fo:margin-bottom="0.1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cm" fo:margin-bottom="0.1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17267b" style:text-outline="false" style:text-line-through-style="none" fo:font-size="44pt" fo:font-style="normal" fo:text-shadow="none" style:text-underline-style="none" fo:font-weight="bold" style:letter-kerning="true" style:font-size-asian="44pt" style:font-style-asian="normal" style:font-weight-asian="bold" style:font-size-complex="44pt" style:font-style-complex="normal" style:font-weight-complex="bold" style:text-emphasize="none" style:font-relief="none" style:text-overline-style="none" style:text-overline-color="font-color"/>
    </style:style>
    <style:style style:name="template_5f_quals-background" style:display-name="template_quals-background" style:family="presentation">
      <style:graphic-properties draw:stroke="none" draw:fill="none"/>
      <style:text-properties style:letter-kerning="true"/>
    </style:style>
    <style:style style:name="template_5f_quals-backgroundobjects" style:display-name="template_quals-backgroundobjects" style:family="presentation">
      <style:graphic-properties draw:shadow="hidden" draw:shadow-offset-x="0.3cm" draw:shadow-offset-y="0.3cm" draw:shadow-color="#808080"/>
      <style:text-properties fo:color="#17267b" style:letter-kerning="true"/>
    </style:style>
    <style:style style:name="template_5f_quals-notes" style:display-name="template_qual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size="26.3999996185303pt" fo:font-style="normal" fo:text-shadow="none" style:text-underline-style="none" fo:font-weight="normal" style:letter-kerning="true" style:font-size-asian="26.3999996185303pt" style:font-style-asian="normal" style:font-weight-asian="normal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template_5f_quals-outline1" style:display-name="template_quals-outline1" style:family="presentation">
      <style:graphic-properties draw:stroke="none" draw:fill="none" draw:auto-grow-height="false" draw:fit-to-size="shrink-to-fit">
        <text:list-style style:name="template_5f_quals-outline1" style:display-name="template_qual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emplate_5f_quals-outline2" style:display-name="template_quals-outline2" style:family="presentation" style:parent-style-name="template_5f_quals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template_5f_quals-outline3" style:display-name="template_quals-outline3" style:family="presentation" style:parent-style-name="template_5f_quals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template_5f_quals-outline4" style:display-name="template_quals-outline4" style:family="presentation" style:parent-style-name="template_5f_quals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template_5f_quals-outline5" style:display-name="template_quals-outline5" style:family="presentation" style:parent-style-name="template_5f_quals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emplate_5f_quals-outline6" style:display-name="template_quals-outline6" style:family="presentation" style:parent-style-name="template_5f_quals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emplate_5f_quals-outline7" style:display-name="template_quals-outline7" style:family="presentation" style:parent-style-name="template_5f_quals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emplate_5f_quals-outline8" style:display-name="template_quals-outline8" style:family="presentation" style:parent-style-name="template_5f_quals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emplate_5f_quals-outline9" style:display-name="template_quals-outline9" style:family="presentation" style:parent-style-name="template_5f_quals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emplate_5f_quals-subtitle" style:display-name="template_quals-subtitle" style:family="presentation">
      <style:graphic-properties draw:stroke="none" draw:fill="none" draw:textarea-vertical-align="middle">
        <text:list-style style:name="template_5f_quals-subtitle" style:display-name="template_qual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emplate_5f_quals-title" style:display-name="template_quals-title" style:family="presentation">
      <style:graphic-properties draw:stroke="none" draw:fill="none" draw:textarea-vertical-align="middle">
        <text:list-style style:name="template_5f_quals-title" style:display-name="template_qual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17267b" style:text-outline="false" style:text-line-through-style="non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Two_20_Content-background" style:display-name="Two Content-background" style:family="presentation">
      <style:graphic-properties draw:stroke="none" draw:fill="solid" draw:fill-color="#ffffff"/>
      <style:text-properties style:letter-kerning="true"/>
    </style:style>
    <style:style style:name="Two_20_Content-backgroundobjects" style:display-name="Two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ntent-notes" style:display-name="Two Conten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size="26.3999996185303pt" fo:font-style="normal" fo:text-shadow="none" style:text-underline-style="none" fo:font-weight="normal" style:letter-kerning="true" style:font-name-asian="Droid Sans Fallback" style:font-size-asian="26.3999996185303pt" style:font-style-asian="normal" style:font-weight-asian="normal" style:font-name-complex="FreeSans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Two_20_Content-outline1" style:display-name="Two Content-outline1" style:family="presentation">
      <style:graphic-properties draw:stroke="none" draw:fill="none" draw:auto-grow-height="false" draw:fit-to-size="shrink-to-fit">
        <text:list-style style:name="Two_20_Content-outline1" style:display-name="Two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5cm" fo:line-height="100%" fo:text-align="start" fo:text-indent="0cm" style:punctuation-wrap="simple"/>
      <style:text-properties fo:color="#000000" style:text-outline="false" style:text-line-through-style="none" style:font-name="Arial1" fo:font-size="26.5pt" fo:letter-spacing="normal" fo:language="en" fo:country="GB" fo:font-style="normal" fo:text-shadow="none" style:text-underline-style="none" fo:font-weight="normal" style:letter-kerning="true" style:font-name-asian="AR PL ShanHeiSun Uni1" style:font-size-asian="24pt" style:language-asian="en" style:country-asian="GB" style:font-style-asian="normal" style:font-weight-asian="normal" style:font-name-complex="AR PL ShanHeiSun Uni1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Two_20_Content-outline2" style:display-name="Two Content-outline2" style:family="presentation" style:parent-style-name="Two_20_Content-outline1">
      <style:paragraph-properties fo:margin-left="0cm" fo:margin-right="0cm" fo:margin-top="0cm" fo:margin-bottom="0.44cm" fo:line-height="100%" fo:text-align="start" fo:text-indent="0cm" style:punctuation-wrap="simple"/>
      <style:text-properties fo:color="#000000" style:text-line-through-style="none" style:font-name="Arial1" fo:font-size="19.8999996185303pt" fo:letter-spacing="normal" fo:font-style="normal" style:text-underline-style="none" fo:font-weight="normal" style:font-name-asian="AR PL ShanHeiSun Uni1" style:font-size-asian="18pt" style:font-style-asian="normal" style:font-weight-asian="normal" style:font-name-complex="AR PL ShanHeiSun Uni1" style:font-size-complex="18pt" style:font-style-complex="normal" style:font-weight-complex="normal"/>
    </style:style>
    <style:style style:name="Two_20_Content-outline3" style:display-name="Two Content-outline3" style:family="presentation" style:parent-style-name="Two_20_Content-outline2">
      <style:paragraph-properties fo:margin-left="0cm" fo:margin-right="0cm" fo:margin-top="0cm" fo:margin-bottom="0.33cm" fo:line-height="100%" fo:text-align="start" fo:text-indent="0cm" style:punctuation-wrap="simple"/>
      <style:text-properties fo:color="#000000" style:text-line-through-style="none" style:font-name="Arial1" fo:font-size="17.6000003814697pt" fo:letter-spacing="normal" fo:font-style="normal" style:text-underline-style="none" fo:font-weight="normal" style:font-name-asian="AR PL ShanHeiSun Uni1" style:font-size-asian="16pt" style:font-style-asian="normal" style:font-weight-asian="normal" style:font-name-complex="AR PL ShanHeiSun Uni1" style:font-size-complex="16pt" style:font-style-complex="normal" style:font-weight-complex="normal"/>
    </style:style>
    <style:style style:name="Two_20_Content-outline4" style:display-name="Two Content-outline4" style:family="presentation" style:parent-style-name="Two_20_Content-outline3">
      <style:paragraph-properties fo:margin-left="0cm" fo:margin-right="0cm" fo:margin-top="0cm" fo:margin-bottom="0.22cm" fo:line-height="100%" fo:text-align="start" fo:text-indent="0cm" style:punctuation-wrap="simple"/>
      <style:text-properties fo:color="#000000" style:text-line-through-style="none" style:font-name="Arial1" fo:font-size="15.3999996185303pt" fo:letter-spacing="normal" fo:font-style="normal" style:text-underline-style="none" fo:font-weight="normal" style:font-name-asian="AR PL ShanHeiSun Uni1" style:font-size-asian="14pt" style:font-style-asian="normal" style:font-weight-asian="normal" style:font-name-complex="AR PL ShanHeiSun Uni1" style:font-size-complex="14pt" style:font-style-complex="normal" style:font-weight-complex="normal"/>
    </style:style>
    <style:style style:name="Two_20_Content-outline5" style:display-name="Two Content-outline5" style:family="presentation" style:parent-style-name="Two_20_Content-outline4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wo_20_Content-outline6" style:display-name="Two Content-outline6" style:family="presentation" style:parent-style-name="Two_20_Content-outline5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wo_20_Content-outline7" style:display-name="Two Content-outline7" style:family="presentation" style:parent-style-name="Two_20_Content-outline6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wo_20_Content-outline8" style:display-name="Two Content-outline8" style:family="presentation" style:parent-style-name="Two_20_Content-outline7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wo_20_Content-outline9" style:display-name="Two Content-outline9" style:family="presentation" style:parent-style-name="Two_20_Content-outline8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wo_20_Content-subtitle" style:display-name="Two Content-subtitle" style:family="presentation">
      <style:graphic-properties draw:stroke="none" draw:fill="none" draw:textarea-vertical-align="middle">
        <text:list-style style:name="Two_20_Content-subtitle" style:display-name="Two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size="32pt" fo:font-style="normal" fo:text-shadow="none" style:text-underline-style="none" fo:font-weight="normal" style:letter-kerning="true" style:font-name-asian="Droid Sans Fallback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ntent-title" style:display-name="Two Content-title" style:family="presentation">
      <style:graphic-properties draw:stroke="none" draw:fill="none" draw:textarea-vertical-align="middle">
        <text:list-style style:name="Two_20_Content-title" style:display-name="Two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color="#ffffff" style:text-outline="false" style:text-line-through-style="none" style:font-name="Arial3" fo:font-size="30.3999996185303pt" fo:letter-spacing="normal" fo:language="en" fo:country="GB" fo:font-style="normal" fo:text-shadow="none" style:text-underline-style="none" fo:font-weight="normal" style:letter-kerning="true" style:font-name-asian="AR PL ShanHeiSun Uni1" style:font-size-asian="28pt" style:language-asian="en" style:country-asian="GB" style:font-style-asian="normal" style:font-weight-asian="normal" style:font-name-complex="AR PL ShanHeiSun Uni1" style:font-size-complex="28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17.78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1.565cm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solid" svg:stroke-width="0.053cm" svg:stroke-color="#000000" draw:stroke-linejoin="miter" draw:fill="none" draw:textarea-horizontal-align="center" draw:textarea-vertical-align="top" draw:auto-grow-height="false" draw:fit-to-size="false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0.63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0.55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title-backgroundobjects">
      <style:graphic-properties draw:stroke="none" draw:fill="none" draw:fill-color="#ffffff" draw:auto-grow-height="false" fo:min-height="1.449cm"/>
    </style:style>
    <style:style style:name="Mpr6" style:family="presentation" style:parent-style-name="title-backgroundobjects">
      <style:graphic-properties draw:stroke="none" draw:fill="none" draw:fill-color="#ffffff" draw:auto-grow-height="false" fo:min-height="1.397cm"/>
    </style:style>
    <style:style style:name="Mpr7" style:family="presentation" style:parent-style-name="title-backgroundobjects">
      <style:graphic-properties draw:stroke="none" draw:fill="none" draw:fill-color="#ffffff" draw:textarea-vertical-align="bottom" draw:auto-grow-height="false" fo:min-height="1.397cm"/>
    </style:style>
    <style:style style:name="Mpr8" style:family="presentation" style:parent-style-name="template_5f_quals-backgroundobjects">
      <style:graphic-properties draw:stroke="none" draw:fill="none" draw:fill-color="#ffffff" draw:auto-grow-height="false" fo:min-height="1.449cm"/>
    </style:style>
    <style:style style:name="Mpr9" style:family="presentation" style:parent-style-name="template_5f_quals-backgroundobjects">
      <style:graphic-properties svg:stroke-width="0.102cm" svg:stroke-color="#2323dc" draw:marker-start-width="0.352cm" draw:marker-end-width="0.352cm" draw:textarea-horizontal-align="center" draw:textarea-vertical-align="middle" fo:padding-top="0.05cm" fo:padding-bottom="0.05cm" fo:padding-left="0.05cm" fo:padding-right="0.05cm"/>
    </style:style>
    <style:style style:name="Mpr10" style:family="presentation" style:parent-style-name="template_5f_quals-backgroundobjects">
      <style:graphic-properties svg:stroke-width="0.051cm" svg:stroke-color="#2323dc" draw:marker-start-width="0.276cm" draw:marker-end-width="0.276cm" draw:textarea-horizontal-align="center" draw:textarea-vertical-align="middle" fo:padding-top="0.025cm" fo:padding-bottom="0.025cm" fo:padding-left="0.025cm" fo:padding-right="0.025cm"/>
    </style:style>
    <style:style style:name="Mpr11" style:family="presentation" style:parent-style-name="template_5f_quals-backgroundobjects">
      <style:graphic-properties draw:stroke="none" draw:fill="none" draw:fill-color="#ffffff" draw:auto-grow-height="false" fo:min-height="1.397cm"/>
    </style:style>
    <style:style style:name="Mpr12" style:family="presentation" style:parent-style-name="template_5f_quals-backgroundobjects">
      <style:graphic-properties draw:stroke="none" draw:fill="none" draw:fill-color="#ffffff" draw:textarea-vertical-align="bottom" draw:auto-grow-height="false" fo:min-height="1.397cm"/>
    </style:style>
    <style:style style:name="Mpr13" style:family="presentation" style:parent-style-name="Two_20_Content-title">
      <style:graphic-properties draw:stroke="none" svg:stroke-width="0.026cm" draw:stroke-linejoin="round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14" style:family="presentation" style:parent-style-name="Two_20_Content-outline1">
      <style:graphic-properties draw:stroke="none" svg:stroke-width="0.026cm" draw:stroke-linejoin="round" draw:fill="none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15" style:family="presentation" style:parent-style-name="Two_20_Content-backgroundobjects">
      <style:graphic-properties draw:stroke="none" draw:fill="none" draw:fill-color="#ffffff" draw:auto-grow-height="false" fo:min-height="1.421cm"/>
    </style:style>
    <style:style style:name="Mpr16" style:family="presentation" style:parent-style-name="Two_20_Content-backgroundobjects">
      <style:graphic-properties draw:stroke="none" draw:fill="none" draw:fill-color="#ffffff" draw:textarea-vertical-align="bottom" draw:auto-grow-height="false" fo:min-height="1.421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text-properties fo:color="#4c4c4c" fo:font-size="28pt" style:font-size-asian="28pt" style:font-size-complex="28pt"/>
    </style:style>
    <style:style style:name="MP5" style:family="paragraph">
      <style:paragraph-properties fo:text-align="center"/>
    </style:style>
    <style:style style:name="MP6" style:family="paragraph">
      <style:paragraph-properties fo:text-align="start" style:font-independent-line-spacing="true"/>
      <style:text-properties fo:font-size="18pt"/>
    </style:style>
    <style:style style:name="MP7" style:family="paragraph">
      <style:paragraph-properties fo:text-align="start"/>
      <style:text-properties fo:font-size="18pt"/>
    </style:style>
    <style:style style:name="MP8" style:family="paragraph">
      <style:paragraph-properties fo:margin-top="0cm" fo:margin-bottom="0cm" fo:line-height="100%" fo:text-align="start" style:punctuation-wrap="simple"/>
    </style:style>
    <style:style style:name="MP9" style:family="paragraph">
      <style:paragraph-properties fo:text-align="start"/>
    </style:style>
    <style:style style:name="MP10" style:family="paragraph">
      <style:paragraph-properties fo:margin-left="0cm" fo:margin-right="0cm" fo:margin-top="0.212cm" fo:margin-bottom="0cm" fo:line-height="100%" fo:text-align="start" fo:text-indent="0cm" style:punctuation-wrap="simple"/>
    </style:style>
    <style:style style:name="MP11" style:family="paragraph">
      <style:paragraph-properties fo:margin-left="0cm" fo:margin-right="0cm" fo:margin-top="0.176cm" fo:margin-bottom="0cm" fo:line-height="100%" fo:text-align="start" fo:text-indent="0cm" style:punctuation-wrap="simple"/>
    </style:style>
    <style:style style:name="MP12" style:family="paragraph">
      <style:paragraph-properties fo:margin-left="0cm" fo:margin-right="0cm" fo:margin-top="0.141cm" fo:margin-bottom="0cm" fo:line-height="100%" fo:text-align="start" fo:text-indent="0cm" style:punctuation-wrap="simple"/>
    </style:style>
    <style:style style:name="MP13" style:family="paragraph">
      <style:paragraph-properties fo:margin-left="0cm" fo:margin-right="0cm" fo:margin-top="0.123cm" fo:margin-bottom="0cm" fo:line-height="100%" fo:text-align="start" fo:text-indent="0cm" style:punctuation-wrap="simpl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1" fo:font-size="18pt" style:font-size-asian="18pt" style:font-size-complex="18pt"/>
    </style:style>
    <style:style style:name="MT3" style:family="text">
      <style:text-properties fo:color="#4c4c4c" fo:font-size="28pt" style:font-size-asian="28pt" style:font-size-complex="28pt"/>
    </style:style>
    <style:style style:name="MT4" style:family="text">
      <style:text-properties fo:color="#000000" style:font-name="Liberation Sans1" fo:font-size="15pt" style:font-size-asian="15pt" style:font-size-complex="15pt"/>
    </style:style>
    <style:style style:name="MT5" style:family="text">
      <style:text-properties fo:color="#000000" style:font-name="Liberation Mono1" fo:font-size="15pt" style:font-size-asian="15pt" style:font-size-complex="15pt"/>
    </style:style>
    <style:style style:name="MT6" style:family="text">
      <style:text-properties fo:color="#3e0098" style:text-line-through-style="none" style:font-name="Arial1" fo:font-size="28pt" fo:letter-spacing="normal" fo:font-style="normal" style:text-underline-style="none" fo:font-weight="normal" style:font-name-asian="AR PL ShanHeiSun Uni1" style:font-size-asian="28pt" style:font-style-asian="normal" style:font-weight-asian="normal" style:font-name-complex="AR PL ShanHeiSun Uni1" style:font-size-complex="28pt" style:font-style-complex="normal" style:font-weight-complex="normal"/>
    </style:style>
    <style:style style:name="MT7" style:family="text">
      <style:text-properties fo:color="#000000" style:text-line-through-style="none" style:font-name="Arial1" fo:font-size="28pt" fo:letter-spacing="normal" fo:font-style="normal" style:text-underline-style="none" fo:font-weight="normal" style:font-name-asian="AR PL ShanHeiSun Uni1" style:font-size-asian="28pt" style:font-style-asian="normal" style:font-weight-asian="normal" style:font-name-complex="AR PL ShanHeiSun Uni1" style:font-size-complex="28pt" style:font-style-complex="normal" style:font-weight-complex="normal"/>
    </style:style>
    <style:style style:name="MT8" style:family="text">
      <style:text-properties fo:color="#000000" style:text-line-through-style="none" style:font-name="Arial1" fo:font-size="24pt" fo:letter-spacing="normal" fo:font-style="normal" style:text-underline-style="none" fo:font-weight="normal" style:font-name-asian="AR PL ShanHeiSun Uni1" style:font-size-asian="24pt" style:font-style-asian="normal" style:font-weight-asian="normal" style:font-name-complex="AR PL ShanHeiSun Uni1" style:font-size-complex="24pt" style:font-style-complex="normal" style:font-weight-complex="normal"/>
    </style:style>
    <style:style style:name="MT9" style:family="text">
      <style:text-properties fo:color="#000000" style:text-line-through-style="none" style:font-name="Arial1" fo:font-size="20pt" fo:letter-spacing="normal" fo:font-style="normal" style:text-underline-style="none" fo:font-weight="normal" style:font-name-asian="AR PL ShanHeiSun Uni1" style:font-size-asian="20pt" style:font-style-asian="normal" style:font-weight-asian="normal" style:font-name-complex="AR PL ShanHeiSun Uni1" style:font-size-complex="20pt" style:font-style-complex="normal" style:font-weight-complex="normal"/>
    </style:style>
    <style:style style:name="MT10" style:family="text">
      <style:text-properties fo:color="#000000" style:text-line-through-style="none" style:font-name="Arial1" fo:font-size="18pt" fo:letter-spacing="normal" fo:font-style="normal" style:text-underline-style="none" fo:font-weight="normal" style:font-name-asian="AR PL ShanHeiSun Uni1" style:font-size-asian="18pt" style:font-style-asian="normal" style:font-weight-asian="normal" style:font-name-complex="AR PL ShanHeiSun Uni1" style:font-size-complex="18pt" style:font-style-complex="normal" style:font-weight-complex="normal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34cm"/>
        <style:text-properties style:font-name="Arial3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34cm"/>
        <style:text-properties style:font-name="Arial3" fo:color="#000000" fo:font-size="100%"/>
      </text:list-level-style-bullet>
      <text:list-level-style-bullet text:level="2" text:bullet-char="–">
        <style:list-level-properties text:space-before="1.271cm" text:min-label-width="0.775cm"/>
        <style:text-properties style:font-name="Arial3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34cm"/>
        <style:text-properties style:font-name="Arial3" fo:color="#000000" fo:font-size="100%"/>
      </text:list-level-style-bullet>
      <text:list-level-style-bullet text:level="2" text:bullet-char="–">
        <style:list-level-properties text:space-before="1.271cm" text:min-label-width="0.775cm"/>
        <style:text-properties style:font-name="Arial3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3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34cm"/>
        <style:text-properties style:font-name="Arial3" fo:color="#000000" fo:font-size="100%"/>
      </text:list-level-style-bullet>
      <text:list-level-style-bullet text:level="2" text:bullet-char="–">
        <style:list-level-properties text:space-before="1.271cm" text:min-label-width="0.775cm"/>
        <style:text-properties style:font-name="Arial3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3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style:font-name="Arial3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001cm" text:min-label-width="0.934cm"/>
        <style:text-properties style:font-name="Arial3" fo:color="#000000" fo:font-size="100%"/>
      </text:list-level-style-bullet>
      <text:list-level-style-bullet text:level="2" text:bullet-char="–">
        <style:list-level-properties text:space-before="1.271cm" text:min-label-width="0.775cm"/>
        <style:text-properties style:font-name="Arial3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3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style:font-name="Arial3" fo:color="#000000" fo:font-size="100%"/>
      </text:list-level-style-bullet>
      <text:list-level-style-bullet text:level="5" text:bullet-char="»">
        <style:list-level-properties text:space-before="5.081cm" text:min-label-width="0.634cm"/>
        <style:text-properties style:font-name="Arial3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5.903cm" svg:x="1cm" svg:y="2.969cm"/>
      <draw:page-thumbnail draw:layer="backgroundobjects" svg:width="9.294cm" svg:height="5.903cm" svg:x="1cm" svg:y="11.017cm"/>
      <draw:page-thumbnail draw:layer="backgroundobjects" svg:width="9.294cm" svg:height="5.903cm" svg:x="1cm" svg:y="19.065cm"/>
      <draw:page-thumbnail draw:layer="backgroundobjects" svg:width="9.294cm" svg:height="5.903cm" svg:x="11.295cm" svg:y="2.969cm"/>
      <draw:page-thumbnail draw:layer="backgroundobjects" svg:width="9.294cm" svg:height="5.903cm" svg:x="11.295cm" svg:y="11.017cm"/>
      <draw:page-thumbnail draw:layer="backgroundobjects" svg:width="9.294cm" svg:height="5.903cm" svg:x="11.295cm" svg:y="19.06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7.673cm" svg:height="1.703cm" svg:x="-4.761cm" svg:y="7.743cm" presentation:class="title" presentation:placeholder="true">
        <draw:text-box/>
      </draw:frame>
      <draw:frame presentation:style-name="Default-outline1" draw:layer="backgroundobjects" svg:width="26.67cm" svg:height="12.18cm" svg:x="0.635cm" svg:y="2.651cm" presentation:class="outline" presentation:placeholder="true">
        <draw:text-box/>
      </draw:frame>
      <draw:frame presentation:style-name="Mpr1" draw:text-style-name="MP1" draw:layer="backgroundobjects" svg:width="6.523cm" svg:height="0.635cm" svg:x="0.67cm" svg:y="21.785cm" presentation:class="date-time">
        <draw:text-box>
          <text:p text:style-name="MP1"><presentation:date-time/></text:p>
        </draw:text-box>
      </draw:frame>
      <draw:frame presentation:style-name="Mpr2" draw:text-style-name="MP3" draw:layer="backgroundobjects" svg:width="8.875cm" svg:height="0.554cm" svg:x="9.576cm" svg:y="21.825cm" presentation:class="footer">
        <draw:text-box>
          <text:p text:style-name="MP3"><presentation:footer/></text:p>
        </draw:text-box>
      </draw:frame>
      <draw:frame presentation:style-name="Mpr2" draw:text-style-name="MP2" draw:layer="backgroundobjects" svg:width="6.523cm" svg:height="0.554cm" svg:x="20.676cm" svg:y="21.825cm" presentation:class="page-number">
        <draw:text-box>
          <text:p text:style-name="MP2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" style:page-layout-name="PM1" draw:style-name="Mdp1">
      <office:forms form:automatic-focus="false" form:apply-design-mode="false"/>
      <draw:frame presentation:style-name="title-title" draw:layer="backgroundobjects" svg:width="25.199cm" svg:height="3.506cm" svg:x="1.27cm" svg:y="5.384cm" presentation:class="title" presentation:placeholder="true">
        <draw:text-box/>
      </draw:frame>
      <draw:frame presentation:style-name="title-outline1" draw:layer="backgroundobjects" svg:width="3.104cm" svg:height="73.701cm" svg:x="32.385cm" svg:y="4.445cm" presentation:class="outline" presentation:placeholder="true">
        <draw:text-box/>
      </draw:frame>
      <draw:frame presentation:style-name="Mpr5" draw:text-style-name="MP1" draw:layer="backgroundobjects" svg:width="9.363cm" svg:height="0.813cm" svg:x="0.597cm" svg:y="19.585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3" draw:layer="backgroundobjects" svg:width="8.875cm" svg:height="1.448cm" svg:x="9.576cm" svg:y="21.731cm" presentation:class="footer">
        <draw:text-box>
          <text:p text:style-name="MP3"><text:span text:style-name="MT1"><presentation:footer/></text:span></text:p>
        </draw:text-box>
      </draw:frame>
      <draw:frame presentation:style-name="Mpr5" draw:text-style-name="MP2" draw:layer="backgroundobjects" svg:width="6.523cm" svg:height="1.448cm" svg:x="20.076cm" svg:y="21.7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12.065cm" svg:height="1.344cm" svg:x="1.905cm" svg:y="12.7cm">
        <draw:text-box>
          <text:p><text:span text:style-name="MT3">Timothy Hunter</text:span></text:p>
        </draw:text-box>
      </draw:frame>
      <draw:frame draw:style-name="Mgr4" draw:text-style-name="MP5" draw:layer="backgroundobjects" svg:width="13.551cm" svg:height="4.546cm" svg:x="13.535cm" svg:y="15.254cm">
        <draw:image xlink:href="../../images/logo_amplab_calColors.png" xlink:type="simple" xlink:show="embed" xlink:actuate="onLoad">
          <text:p/>
        </draw:image>
      </draw:frame>
      <draw:frame draw:style-name="Mgr5" draw:text-style-name="MP5" draw:layer="backgroundobjects" svg:width="4.01cm" svg:height="4.01cm" svg:x="23.395cm" svg:y="0.472cm">
        <draw:image xlink:href="Pictures/10000201000000D5000000D5F2CDF002.png" xlink:type="simple" xlink:show="embed" xlink:actuate="onLoad">
          <text:p/>
        </draw:image>
      </draw:frame>
      <presentation:notes style:page-layout-name="PM2">
        <draw:page-thumbnail presentation:style-name="title-title" draw:layer="backgroundobjects" svg:width="13.968cm" svg:height="10.476cm" svg:x="3.81cm" svg:y="2.123cm" presentation:class="page"/>
        <draw:frame presentation:style-name="title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emplate_5f_quals" style:display-name="template_quals" style:page-layout-name="PM1" draw:style-name="Mdp1">
      <office:forms form:automatic-focus="false" form:apply-design-mode="false"/>
      <draw:frame presentation:style-name="template_5f_quals-title" draw:layer="backgroundobjects" svg:width="27.673cm" svg:height="1.703cm" svg:x="0.267cm" svg:y="0.202cm" presentation:class="title" presentation:placeholder="true">
        <draw:text-box/>
      </draw:frame>
      <draw:frame presentation:style-name="template_5f_quals-outline1" draw:layer="backgroundobjects" svg:width="26.67cm" svg:height="12.18cm" svg:x="0.635cm" svg:y="2.651cm" presentation:class="outline" presentation:placeholder="true">
        <draw:text-box/>
      </draw:frame>
      <draw:frame presentation:style-name="Mpr8" draw:text-style-name="MP1" draw:layer="backgroundobjects" svg:width="6.523cm" svg:height="0.635cm" svg:x="0.67cm" svg:y="19.885cm" presentation:class="date-time">
        <draw:text-box>
          <text:p text:style-name="MP1"><text:span text:style-name="MT4"><presentation:date-time/></text:span></text:p>
        </draw:text-box>
      </draw:frame>
      <draw:frame presentation:style-name="Mpr8" draw:text-style-name="MP3" draw:layer="backgroundobjects" svg:width="8.875cm" svg:height="0.554cm" svg:x="9.576cm" svg:y="19.925cm" presentation:class="footer">
        <draw:text-box>
          <text:p text:style-name="MP3"><text:span text:style-name="MT4"><presentation:footer/></text:span></text:p>
        </draw:text-box>
      </draw:frame>
      <draw:frame presentation:style-name="Mpr8" draw:text-style-name="MP2" draw:layer="backgroundobjects" svg:width="6.523cm" svg:height="0.554cm" svg:x="20.676cm" svg:y="19.925cm" presentation:class="page-number">
        <draw:text-box>
          <text:p text:style-name="MP2"><text:span text:style-name="MT5"><text:page-number>&lt;number&gt;</text:page-number></text:span><text:span text:style-name="MT5">/</text:span><text:span text:style-name="MT5"><text:page-count>2</text:page-count></text:span></text:p>
        </draw:text-box>
      </draw:frame>
      <draw:line presentation:style-name="Mpr9" draw:text-style-name="MP5" draw:layer="backgroundobjects" svg:x1="27.94cm" svg:y1="1.905cm" svg:x2="0.3cm" svg:y2="1.905cm">
        <text:p/>
      </draw:line>
      <draw:line presentation:style-name="Mpr10" draw:text-style-name="MP5" draw:layer="backgroundobjects" svg:x1="28cm" svg:y1="19.705cm" svg:x2="0cm" svg:y2="19.705cm">
        <text:p/>
      </draw:line>
      <draw:frame draw:style-name="Mgr4" draw:text-style-name="MP5" draw:layer="backgroundobjects" svg:width="6.263cm" svg:height="2.1cm" svg:x="21.625cm" svg:y="-0.093cm">
        <draw:image xlink:href="../../images/logo_amplab_calColors.png" xlink:type="simple" xlink:show="embed" xlink:actuate="onLoad">
          <text:p/>
        </draw:image>
      </draw:frame>
      <presentation:notes style:page-layout-name="PM2">
        <draw:page-thumbnail presentation:style-name="template_5f_quals-title" draw:layer="backgroundobjects" svg:width="13.968cm" svg:height="10.476cm" svg:x="3.81cm" svg:y="2.123cm" presentation:class="page"/>
        <draw:frame presentation:style-name="template_5f_quals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wo_20_Content" style:display-name="Two Content" style:page-layout-name="PM1" draw:style-name="Mdp2">
      <office:forms form:automatic-focus="false" form:apply-design-mode="false"/>
      <draw:line draw:name="Line 3" draw:style-name="Mgr6" draw:text-style-name="MP6" draw:layer="backgroundobjects" svg:x1="0.932cm" svg:y1="2.683cm" svg:x2="26.366cm" svg:y2="2.687cm">
        <text:p/>
      </draw:line>
      <draw:frame draw:name="Picture 2" draw:style-name="Mgr7" draw:text-style-name="MP7" draw:layer="backgroundobjects" svg:width="2.792cm" svg:height="2.581cm" svg:x="25.2cm" svg:y="0.007cm">
        <draw:image xlink:href="Pictures/10000000000000DB000000CBF3B4AA3C.jpg" xlink:type="simple" xlink:show="embed" xlink:actuate="onLoad">
          <text:p/>
        </draw:image>
      </draw:frame>
      <draw:frame draw:name="Title 1" presentation:style-name="Mpr13" draw:text-style-name="MP6" draw:layer="backgroundobjects" svg:width="25.515cm" svg:height="1.613cm" svg:x="0.466cm" svg:y="1.166cm" presentation:class="title" presentation:user-transformed="true">
        <draw:text-box>
          <text:p text:style-name="MP8"><text:span text:style-name="MT6">Click to edit the title text formatClick to edit Master title style</text:span></text:p>
        </draw:text-box>
      </draw:frame>
      <draw:frame draw:name="Content Placeholder 2" presentation:style-name="Mpr14" draw:text-style-name="MP6" draw:layer="backgroundobjects" svg:width="11.656cm" svg:height="14.446cm" svg:x="2.1cm" svg:y="4.2cm" presentation:class="outline" presentation:user-transformed="true">
        <draw:text-box>
          <text:list text:style-name="ML4">
            <text:list-item>
              <text:p text:style-name="MP9"><text:span text:style-name="MT7">Click to edit the outline text format</text:span></text:p>
              <text:list>
                <text:list-item>
                  <text:p text:style-name="MP9"><text:span text:style-name="MT7">Second Outline Level</text:span></text:p>
                  <text:list>
                    <text:list-item>
                      <text:p text:style-name="MP9"><text:span text:style-name="MT7">Third Outline Level</text:span></text:p>
                      <text:list>
                        <text:list-item>
                          <text:p text:style-name="MP9"><text:span text:style-name="MT7">Fourth Outline Level</text:span></text:p>
                          <text:list>
                            <text:list-item>
                              <text:p text:style-name="MP9"><text:span text:style-name="MT7">Fifth Outline Level</text:span></text:p>
                              <text:list>
                                <text:list-item>
                                  <text:p text:style-name="MP9"><text:span text:style-name="MT7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10"><text:span text:style-name="MT7">Seventh Outline Level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11"><text:span text:style-name="MT8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0"><text:span text:style-name="MT9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2"><text:span text:style-name="MT10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3"><text:span text:style-name="MT10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14" draw:text-style-name="MP6" draw:layer="backgroundobjects" svg:width="11.656cm" svg:height="14.446cm" svg:x="14.223cm" svg:y="4.2cm" presentation:class="outline" presentation:user-transformed="true">
        <draw:text-box>
          <text:list text:style-name="ML4">
            <text:list-item>
              <text:p text:style-name="MP9"><text:span text:style-name="MT7">Click to edit the outline text format</text:span></text:p>
              <text:list>
                <text:list-item>
                  <text:p text:style-name="MP9"><text:span text:style-name="MT7">Second Outline Level</text:span></text:p>
                  <text:list>
                    <text:list-item>
                      <text:p text:style-name="MP9"><text:span text:style-name="MT7">Third Outline Level</text:span></text:p>
                      <text:list>
                        <text:list-item>
                          <text:p text:style-name="MP9"><text:span text:style-name="MT7">Fourth Outline Level</text:span></text:p>
                          <text:list>
                            <text:list-item>
                              <text:p text:style-name="MP9"><text:span text:style-name="MT7">Fifth Outline Level</text:span></text:p>
                              <text:list>
                                <text:list-item>
                                  <text:p text:style-name="MP9"><text:span text:style-name="MT7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10"><text:span text:style-name="MT7">Seventh Outline Level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11"><text:span text:style-name="MT8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0"><text:span text:style-name="MT9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2"><text:span text:style-name="MT10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3"><text:span text:style-name="MT10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wo_20_Content-title" draw:layer="backgroundobjects" svg:width="15.56cm" svg:height="10.476cm" svg:x="3.014cm" svg:y="2.122cm" presentation:class="page"/>
        <draw:frame presentation:style-name="Two_20_Content-notes" draw:layer="backgroundobjects" svg:width="17.271cm" svg:height="12.572cm" svg:x="2.159cm" svg:y="13.27cm" presentation:class="notes" presentation:placeholder="true">
          <draw:text-box/>
        </draw:frame>
        <draw:frame presentation:style-name="Mpr15" draw:text-style-name="MP1" draw:layer="backgroundobjects" svg:width="9.368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2" draw:layer="backgroundobjects" svg:width="9.368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6" draw:text-style-name="MP1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2" draw:layer="backgroundobjects" svg:width="9.368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1-10-06T14:50:05</meta:creation-date>
    <meta:editing-duration>PT12H31M1S</meta:editing-duration>
    <meta:editing-cycles>106</meta:editing-cycles>
    <dc:date>2014-02-05T12:38:39.319446261</dc:date>
    <meta:generator>LibreOffice/4.1.1.2$Linux_X86_64 LibreOffice_project/7e4286b58adc75a14f6d83f53a03b6c11fa2903</meta:generator>
    <meta:document-statistic meta:object-count="238"/>
  </office:meta>
</office:document-meta>
</file>